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5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2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  <style:text-properties officeooo:paragraph-rsid="0002ab80"/>
    </style:style>
    <style:style style:name="P2" style:family="paragraph" style:parent-style-name="Standard_20__28_user_29_">
      <style:paragraph-properties fo:text-align="center" style:justify-single-word="false"/>
      <style:text-properties fo:text-transform="uppercase"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_20__28_user_29_">
      <style:paragraph-properties fo:text-align="center" style:justify-single-word="false"/>
      <style:text-properties fo:color="#000000" loext:opacity="100%" officeooo:paragraph-rsid="0002ab80" style:language-asian="ru" style:country-asian="RU" style:font-size-complex="14pt" style:language-complex="ar" style:country-complex="SA"/>
    </style:style>
    <style:style style:name="P4" style:family="paragraph" style:parent-style-name="Standard_20__28_user_29_">
      <style:paragraph-properties fo:text-align="center" style:justify-single-word="false"/>
      <style:text-properties fo:color="#000000" loext:opacity="100%" officeooo:paragraph-rsid="0002ab80" style:language-asian="ru" style:country-asian="RU" style:font-size-complex="14pt" style:language-complex="ar" style:country-complex="SA" style:font-weight-complex="bold"/>
    </style:style>
    <style:style style:name="P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officeooo:paragraph-rsid="0002ab80"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_20__28_user_29_">
      <style:paragraph-properties fo:margin-left="0cm" fo:margin-right="0cm" fo:orphans="0" fo:widows="0" fo:text-indent="0cm" style:auto-text-indent="false"/>
      <style:text-properties fo:color="#000000" loext:opacity="100%" officeooo:paragraph-rsid="0002ab80" style:font-size-complex="14pt"/>
    </style:style>
    <style:style style:name="P7" style:family="paragraph" style:parent-style-name="Standard_20__28_user_29_">
      <style:paragraph-properties fo:orphans="0" fo:widows="0"/>
      <style:text-properties fo:color="#000000" loext:opacity="100%" officeooo:paragraph-rsid="0002ab80" style:font-size-complex="14pt"/>
    </style:style>
    <style:style style:name="P8" style:family="paragraph" style:parent-style-name="Standard_20__28_user_29_">
      <style:paragraph-properties fo:text-align="center" style:justify-single-word="false" fo:orphans="0" fo:widows="0"/>
      <style:text-properties fo:color="#000000" loext:opacity="100%" officeooo:paragraph-rsid="0002ab80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officeooo:paragraph-rsid="0137cf92"/>
    </style:style>
    <style:style style:name="P11" style:family="paragraph" style:parent-style-name="Based_20_style">
      <style:text-properties officeooo:rsid="03087199" officeooo:paragraph-rsid="03087199"/>
    </style:style>
    <style:style style:name="P12" style:family="paragraph" style:parent-style-name="Based_20_style" style:list-style-name="L3">
      <style:text-properties officeooo:rsid="0310523e" officeooo:paragraph-rsid="0310523e"/>
    </style:style>
    <style:style style:name="P13" style:family="paragraph" style:parent-style-name="Based_20_style" style:list-style-name="L3">
      <style:text-properties officeooo:rsid="031419a2" officeooo:paragraph-rsid="031419a2"/>
    </style:style>
    <style:style style:name="P14" style:family="paragraph" style:parent-style-name="Based_20_style" style:list-style-name="L3">
      <style:text-properties officeooo:rsid="0315103e" officeooo:paragraph-rsid="0315103e"/>
    </style:style>
    <style:style style:name="P15" style:family="paragraph" style:parent-style-name="Based_20_style" style:list-style-name="L3">
      <style:text-properties officeooo:rsid="0316a7be" officeooo:paragraph-rsid="0316a7be"/>
    </style:style>
    <style:style style:name="P16" style:family="paragraph" style:parent-style-name="Based_20_style" style:list-style-name="L3">
      <style:text-properties officeooo:rsid="0318e132" officeooo:paragraph-rsid="0318e132"/>
    </style:style>
    <style:style style:name="P17" style:family="paragraph" style:parent-style-name="Based_20_style">
      <style:text-properties officeooo:rsid="031c3847" officeooo:paragraph-rsid="031c3847"/>
    </style:style>
    <style:style style:name="P18" style:family="paragraph" style:parent-style-name="Based_20_style" style:list-style-name="L4">
      <style:text-properties officeooo:rsid="03237601" officeooo:paragraph-rsid="03237601"/>
    </style:style>
    <style:style style:name="P19" style:family="paragraph" style:parent-style-name="Based_20_style">
      <style:paragraph-properties fo:margin-left="0cm" fo:margin-right="0cm" fo:text-indent="0cm" style:auto-text-indent="false"/>
      <style:text-properties officeooo:rsid="03237601" officeooo:paragraph-rsid="03237601"/>
    </style:style>
    <style:style style:name="P20" style:family="paragraph" style:parent-style-name="Based_20_style">
      <style:text-properties officeooo:rsid="032b742d" officeooo:paragraph-rsid="032b742d"/>
    </style:style>
    <style:style style:name="P21" style:family="paragraph" style:parent-style-name="Based_20_style">
      <style:text-properties officeooo:rsid="032d05e0" officeooo:paragraph-rsid="032d05e0"/>
    </style:style>
    <style:style style:name="P22" style:family="paragraph" style:parent-style-name="Based_20_style">
      <style:text-properties officeooo:rsid="032f2c25" officeooo:paragraph-rsid="032f2c25"/>
    </style:style>
    <style:style style:name="P23" style:family="paragraph" style:parent-style-name="Based_20_style">
      <style:text-properties officeooo:rsid="032f429c" officeooo:paragraph-rsid="032f429c"/>
    </style:style>
    <style:style style:name="P24" style:family="paragraph" style:parent-style-name="Based_20_style">
      <style:text-properties officeooo:rsid="0331a9cc" officeooo:paragraph-rsid="0331a9cc"/>
    </style:style>
    <style:style style:name="P25" style:family="paragraph" style:parent-style-name="Based_20_style">
      <style:text-properties officeooo:rsid="033499ca" officeooo:paragraph-rsid="033499ca"/>
    </style:style>
    <style:style style:name="P26" style:family="paragraph" style:parent-style-name="Based_20_style">
      <style:text-properties officeooo:rsid="033672a1" officeooo:paragraph-rsid="033672a1"/>
    </style:style>
    <style:style style:name="P27" style:family="paragraph" style:parent-style-name="Based_20_style">
      <style:text-properties officeooo:rsid="033caca3" officeooo:paragraph-rsid="033caca3"/>
    </style:style>
    <style:style style:name="P28" style:family="paragraph" style:parent-style-name="Based_20_style">
      <style:text-properties officeooo:rsid="0340e34f" officeooo:paragraph-rsid="0340e34f"/>
    </style:style>
    <style:style style:name="P29" style:family="paragraph" style:parent-style-name="Based_20_style">
      <style:text-properties officeooo:rsid="0341684d" officeooo:paragraph-rsid="0341684d"/>
    </style:style>
    <style:style style:name="P30" style:family="paragraph" style:parent-style-name="Based_20_style">
      <style:text-properties officeooo:rsid="0342467b" officeooo:paragraph-rsid="0342467b"/>
    </style:style>
    <style:style style:name="P31" style:family="paragraph" style:parent-style-name="Based_20_style">
      <style:text-properties officeooo:rsid="03439ee9" officeooo:paragraph-rsid="03439ee9"/>
    </style:style>
    <style:style style:name="P32" style:family="paragraph" style:parent-style-name="Based_20_style">
      <style:text-properties officeooo:rsid="034740e5" officeooo:paragraph-rsid="034740e5"/>
    </style:style>
    <style:style style:name="P33" style:family="paragraph" style:parent-style-name="Based_20_style">
      <style:text-properties officeooo:rsid="0348ae4e" officeooo:paragraph-rsid="0348ae4e"/>
    </style:style>
    <style:style style:name="P34" style:family="paragraph" style:parent-style-name="Based_20_style">
      <style:text-properties officeooo:rsid="0351b43f" officeooo:paragraph-rsid="0351b43f"/>
    </style:style>
    <style:style style:name="P35" style:family="paragraph" style:parent-style-name="Based_20_style">
      <style:text-properties officeooo:rsid="03587aa5" officeooo:paragraph-rsid="03587aa5"/>
    </style:style>
    <style:style style:name="P36" style:family="paragraph" style:parent-style-name="Based_20_style">
      <style:text-properties officeooo:rsid="035c5448" officeooo:paragraph-rsid="035c5448"/>
    </style:style>
    <style:style style:name="P37" style:family="paragraph" style:parent-style-name="Based_20_style">
      <style:text-properties officeooo:rsid="035c9dea" officeooo:paragraph-rsid="035c9dea"/>
    </style:style>
    <style:style style:name="P38" style:family="paragraph" style:parent-style-name="Based_20_style">
      <style:text-properties officeooo:rsid="03621a17" officeooo:paragraph-rsid="03621a17"/>
    </style:style>
    <style:style style:name="P39" style:family="paragraph" style:parent-style-name="Based_20_style">
      <style:text-properties officeooo:rsid="037578bd" officeooo:paragraph-rsid="037578bd"/>
    </style:style>
    <style:style style:name="P40" style:family="paragraph" style:parent-style-name="Based_20_style">
      <style:text-properties officeooo:rsid="0377fe3f" officeooo:paragraph-rsid="0377fe3f"/>
    </style:style>
    <style:style style:name="P41" style:family="paragraph" style:parent-style-name="Based_20_style">
      <style:text-properties officeooo:rsid="037e39d8" officeooo:paragraph-rsid="037e39d8"/>
    </style:style>
    <style:style style:name="P42" style:family="paragraph" style:parent-style-name="Based_20_style">
      <style:text-properties officeooo:rsid="0380b46b" officeooo:paragraph-rsid="0380b46b"/>
    </style:style>
    <style:style style:name="P43" style:family="paragraph" style:parent-style-name="Based_20_style">
      <style:text-properties officeooo:rsid="0381ef3a" officeooo:paragraph-rsid="0381ef3a"/>
    </style:style>
    <style:style style:name="P44" style:family="paragraph" style:parent-style-name="Based_20_style">
      <style:text-properties officeooo:rsid="038ecc1f" officeooo:paragraph-rsid="038ecc1f"/>
    </style:style>
    <style:style style:name="P45" style:family="paragraph" style:parent-style-name="Based_20_style">
      <style:text-properties officeooo:rsid="038ff039" officeooo:paragraph-rsid="038ff039"/>
    </style:style>
    <style:style style:name="P46" style:family="paragraph" style:parent-style-name="Based_20_style">
      <style:text-properties officeooo:rsid="0391b618" officeooo:paragraph-rsid="0391b618"/>
    </style:style>
    <style:style style:name="P47" style:family="paragraph" style:parent-style-name="Based_20_style">
      <style:text-properties officeooo:rsid="03920618" officeooo:paragraph-rsid="03920618"/>
    </style:style>
    <style:style style:name="P48" style:family="paragraph" style:parent-style-name="Based_20_style">
      <style:text-properties officeooo:rsid="039dd9d7" officeooo:paragraph-rsid="039dd9d7"/>
    </style:style>
    <style:style style:name="P49" style:family="paragraph" style:parent-style-name="Based_20_style">
      <style:text-properties officeooo:rsid="03a05798" officeooo:paragraph-rsid="03a05798"/>
    </style:style>
    <style:style style:name="P50" style:family="paragraph" style:parent-style-name="Based_20_style">
      <style:text-properties officeooo:rsid="03a23485" officeooo:paragraph-rsid="03a23485"/>
    </style:style>
    <style:style style:name="P51" style:family="paragraph" style:parent-style-name="Based_20_style">
      <style:text-properties officeooo:rsid="03a8ff27" officeooo:paragraph-rsid="03a8ff27"/>
    </style:style>
    <style:style style:name="P52" style:family="paragraph" style:parent-style-name="Based_20_style">
      <style:text-properties officeooo:rsid="03ac0802" officeooo:paragraph-rsid="03ac0802"/>
    </style:style>
    <style:style style:name="P53" style:family="paragraph" style:parent-style-name="Based_20_style">
      <style:text-properties officeooo:rsid="03add6d3" officeooo:paragraph-rsid="03add6d3"/>
    </style:style>
    <style:style style:name="P54" style:family="paragraph" style:parent-style-name="Based_20_style">
      <style:text-properties officeooo:rsid="03b2be70" officeooo:paragraph-rsid="03b83d71"/>
    </style:style>
    <style:style style:name="P55" style:family="paragraph" style:parent-style-name="Based_20_style">
      <style:paragraph-properties fo:margin-left="0cm" fo:margin-right="0cm" fo:text-indent="0cm" style:auto-text-indent="false"/>
      <style:text-properties officeooo:paragraph-rsid="03bc2d76"/>
    </style:style>
    <style:style style:name="P56" style:family="paragraph" style:parent-style-name="Based_20_style">
      <style:text-properties officeooo:rsid="03c4ef56" officeooo:paragraph-rsid="03c4ef56"/>
    </style:style>
    <style:style style:name="P57" style:family="paragraph" style:parent-style-name="Based_20_style">
      <style:text-properties officeooo:rsid="03c56246" officeooo:paragraph-rsid="03c56246"/>
    </style:style>
    <style:style style:name="P58" style:family="paragraph" style:parent-style-name="Based_20_style">
      <style:text-properties officeooo:rsid="03cce59e" officeooo:paragraph-rsid="03cce59e"/>
    </style:style>
    <style:style style:name="P59" style:family="paragraph" style:parent-style-name="Based_20_style">
      <style:text-properties officeooo:rsid="03d1b24d" officeooo:paragraph-rsid="03d1b24d"/>
    </style:style>
    <style:style style:name="P60" style:family="paragraph" style:parent-style-name="Based_20_style">
      <style:text-properties officeooo:rsid="03d492c0" officeooo:paragraph-rsid="03d492c0"/>
    </style:style>
    <style:style style:name="P61" style:family="paragraph" style:parent-style-name="Based_20_style">
      <style:text-properties officeooo:rsid="03d6aa30" officeooo:paragraph-rsid="03d6aa30"/>
    </style:style>
    <style:style style:name="P62" style:family="paragraph" style:parent-style-name="Based_20_style">
      <style:text-properties officeooo:rsid="03d7f7d8" officeooo:paragraph-rsid="03d7f7d8"/>
    </style:style>
    <style:style style:name="P63" style:family="paragraph" style:parent-style-name="Based_20_style">
      <style:text-properties officeooo:rsid="03de8674" officeooo:paragraph-rsid="03de8674"/>
    </style:style>
    <style:style style:name="P64" style:family="paragraph" style:parent-style-name="Based_20_style">
      <style:text-properties officeooo:rsid="03e6d17e" officeooo:paragraph-rsid="03e6d17e"/>
    </style:style>
    <style:style style:name="P65" style:family="paragraph" style:parent-style-name="Based_20_style">
      <style:text-properties officeooo:rsid="03eb8fd7" officeooo:paragraph-rsid="03eb8fd7"/>
    </style:style>
    <style:style style:name="P66" style:family="paragraph" style:parent-style-name="Based_20_style">
      <style:text-properties officeooo:rsid="03ef3714" officeooo:paragraph-rsid="03ef3714"/>
    </style:style>
    <style:style style:name="P67" style:family="paragraph" style:parent-style-name="Based_20_style">
      <style:text-properties officeooo:rsid="03f03406" officeooo:paragraph-rsid="03f03406"/>
    </style:style>
    <style:style style:name="P68" style:family="paragraph" style:parent-style-name="Based_20_style">
      <style:text-properties officeooo:rsid="03f06b81" officeooo:paragraph-rsid="03f06b81"/>
    </style:style>
    <style:style style:name="P69" style:family="paragraph" style:parent-style-name="Source_20_code">
      <style:text-properties officeooo:paragraph-rsid="03b95dc8"/>
    </style:style>
    <style:style style:name="P70" style:family="paragraph" style:parent-style-name="Source_20_code">
      <style:text-properties officeooo:paragraph-rsid="03bc2d76"/>
    </style:style>
    <style:style style:name="P71" style:family="paragraph" style:parent-style-name="Source_20_code">
      <style:text-properties officeooo:paragraph-rsid="03bc8ba8"/>
    </style:style>
    <style:style style:name="P72" style:family="paragraph" style:parent-style-name="Source_20_code">
      <style:text-properties officeooo:paragraph-rsid="03e4000f"/>
    </style:style>
    <style:style style:name="P73" style:family="paragraph" style:parent-style-name="Source_20_code">
      <style:text-properties officeooo:paragraph-rsid="03f06b81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officeooo:rsid="01aa8428" officeooo:paragraph-rsid="03f41c60" style:font-name-asian="Times New Roman2" style:font-size-asian="14pt" style:font-name-complex="Times New Roman2" style:font-size-complex="14pt"/>
    </style:style>
    <style:style style:name="P75" style:family="paragraph" style:parent-style-name="Standard">
      <style:paragraph-properties fo:margin-top="0cm" fo:margin-bottom="0cm" style:contextual-spacing="false" fo:line-height="150%" fo:text-align="center" style:justify-single-word="false" fo:break-before="page" style:writing-mode="lr-tb"/>
      <style:text-properties fo:color="#000000" loext:opacity="100%" style:font-name="Times New Roman1" fo:font-size="14pt" fo:language="ru" fo:country="RU" fo:font-weight="bold" officeooo:rsid="02f475a9" officeooo:paragraph-rsid="03f41c60" style:font-name-asian="Times New Roman2" style:font-size-asian="14pt" style:font-weight-asian="bold" style:font-name-complex="Times New Roman2" style:font-size-complex="14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1" fo:font-size="14pt" fo:language="ru" fo:country="RU" fo:font-weight="bold" officeooo:rsid="02f475a9" officeooo:paragraph-rsid="03f41c60" style:font-name-asian="Times New Roman2" style:font-size-asian="14pt" style:font-weight-asian="bold" style:font-name-complex="Times New Roman2" style:font-size-complex="14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1" fo:font-size="14pt" fo:language="ru" fo:country="RU" fo:font-weight="normal" officeooo:rsid="02f475a9" officeooo:paragraph-rsid="03f41c60" style:font-name-asian="Times New Roman2" style:font-size-asian="14pt" style:font-weight-asian="normal" style:font-name-complex="Times New Roman2" style:font-size-complex="14pt" style:font-weight-complex="normal"/>
    </style:style>
    <style:style style:name="P78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7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weight="normal" officeooo:rsid="02fd5165" officeooo:paragraph-rsid="02fd5165" style:font-weight-asian="normal" style:font-size-complex="14pt" style:font-weight-complex="normal"/>
    </style:style>
    <style:style style:name="P80" style:family="paragraph" style:parent-style-name="Standard_20__28_user_29_">
      <style:paragraph-properties fo:margin-left="0cm" fo:margin-right="0cm" fo:text-align="justify" style:justify-single-word="false" fo:text-indent="0cm" style:auto-text-indent="false" fo:break-before="page"/>
      <style:text-properties fo:color="#000000" loext:opacity="100%" fo:font-weight="normal" officeooo:rsid="02fd5165" officeooo:paragraph-rsid="02fd5165" style:font-weight-asian="normal" style:font-size-complex="14pt" style:font-weight-complex="normal"/>
    </style:style>
    <style:style style:name="P81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weight="normal" officeooo:rsid="02fd5165" officeooo:paragraph-rsid="03b0ffbf" style:font-weight-asian="normal" style:font-size-complex="14pt" style:font-weight-complex="normal"/>
    </style:style>
    <style:style style:name="P82" style:family="paragraph" style:parent-style-name="Standard_20__28_user_29_">
      <style:paragraph-properties fo:text-align="center" style:justify-single-word="false"/>
      <style:text-properties fo:color="#000000" loext:opacity="100%" officeooo:paragraph-rsid="0002ab80" style:font-size-complex="14pt"/>
    </style:style>
    <style:style style:name="P83" style:family="paragraph" style:parent-style-name="Standard_20__28_user_29_">
      <style:paragraph-properties fo:margin-left="0cm" fo:margin-right="0cm" fo:text-align="justify" style:justify-single-word="false" fo:text-indent="0cm" style:auto-text-indent="false" fo:break-before="page"/>
      <style:text-properties fo:color="#000000" loext:opacity="100%" fo:font-weight="bold" officeooo:rsid="02fd5165" officeooo:paragraph-rsid="02fd5165" style:font-weight-asian="bold" style:font-size-complex="14pt" style:font-weight-complex="bold"/>
    </style:style>
    <style:style style:name="P84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weight="bold" officeooo:rsid="02fd5165" officeooo:paragraph-rsid="02fd5165" style:font-weight-asian="bold" style:font-size-complex="14pt" style:font-weight-complex="bold"/>
    </style:style>
    <style:style style:name="P85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style="italic" fo:font-weight="normal" officeooo:rsid="02fd5165" officeooo:paragraph-rsid="0302e886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style="italic" fo:font-weight="normal" officeooo:rsid="02fd5165" officeooo:paragraph-rsid="03871510" style:font-style-asian="italic" style:font-weight-asian="normal" style:font-size-complex="14pt" style:font-style-complex="italic" style:font-weight-complex="normal"/>
    </style:style>
    <style:style style:name="P87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style="italic" fo:font-weight="normal" officeooo:rsid="02fd5165" officeooo:paragraph-rsid="03987a1b" style:font-style-asian="italic" style:font-weight-asian="normal" style:font-size-complex="14pt" style:font-style-complex="italic" style:font-weight-complex="normal"/>
    </style:style>
    <style:style style:name="P8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style="italic" fo:font-weight="normal" officeooo:rsid="02fd5165" officeooo:paragraph-rsid="03dda3a5" style:font-style-asian="italic" style:font-weight-asian="normal" style:font-size-complex="14pt" style:font-style-complex="italic" style:font-weight-complex="normal"/>
    </style:style>
    <style:style style:name="P8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style="italic" fo:font-weight="normal" officeooo:rsid="02fd5165" officeooo:paragraph-rsid="03e4d267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loext:opacity="100%" fo:font-weight="normal" style:font-weight-asian="normal" style:font-size-complex="14pt" style:font-weight-complex="normal"/>
    </style:style>
    <style:style style:name="T2" style:family="text">
      <style:text-properties fo:color="#000000" loext:opacity="100%" fo:font-weight="normal" officeooo:rsid="02fd5165" style:font-weight-asian="normal" style:font-size-complex="14pt" style:font-weight-complex="normal"/>
    </style:style>
    <style:style style:name="T3" style:family="text">
      <style:text-properties fo:color="#000000" loext:opacity="100%" fo:font-weight="normal" officeooo:rsid="036484ad" style:font-weight-asian="normal" style:font-size-complex="14pt" style:font-weight-complex="normal"/>
    </style:style>
    <style:style style:name="T4" style:family="text">
      <style:text-properties fo:color="#000000" loext:opacity="100%" fo:font-weight="normal" officeooo:rsid="0366e857" style:font-weight-asian="normal" style:font-size-complex="14pt" style:font-weight-complex="normal"/>
    </style:style>
    <style:style style:name="T5" style:family="text">
      <style:text-properties fo:color="#000000" loext:opacity="100%" fo:font-weight="normal" officeooo:rsid="0368eed3" style:font-weight-asian="normal" style:font-size-complex="14pt" style:font-weight-complex="normal"/>
    </style:style>
    <style:style style:name="T6" style:family="text">
      <style:text-properties fo:color="#000000" loext:opacity="100%" fo:font-weight="normal" officeooo:rsid="036aead3" style:font-weight-asian="normal" style:font-size-complex="14pt" style:font-weight-complex="normal"/>
    </style:style>
    <style:style style:name="T7" style:family="text">
      <style:text-properties fo:color="#000000" loext:opacity="100%" fo:font-weight="normal" officeooo:rsid="036e46fe" style:font-weight-asian="normal" style:font-size-complex="14pt" style:font-weight-complex="normal"/>
    </style:style>
    <style:style style:name="T8" style:family="text">
      <style:text-properties fo:color="#000000" loext:opacity="100%" fo:font-weight="normal" officeooo:rsid="036eb651" style:font-weight-asian="normal" style:font-size-complex="14pt" style:font-weight-complex="normal"/>
    </style:style>
    <style:style style:name="T9" style:family="text">
      <style:text-properties fo:color="#000000" loext:opacity="100%" fo:font-weight="normal" officeooo:rsid="0370a526" style:font-weight-asian="normal" style:font-size-complex="14pt" style:font-weight-complex="normal"/>
    </style:style>
    <style:style style:name="T10" style:family="text">
      <style:text-properties fo:color="#000000" loext:opacity="100%" fo:font-weight="normal" officeooo:rsid="0371bf04" style:font-weight-asian="normal" style:font-size-complex="14pt" style:font-weight-complex="normal"/>
    </style:style>
    <style:style style:name="T11" style:family="text">
      <style:text-properties fo:color="#000000" loext:opacity="100%" fo:font-weight="normal" officeooo:rsid="037355d0" style:font-weight-asian="normal" style:font-size-complex="14pt" style:font-weight-complex="normal"/>
    </style:style>
    <style:style style:name="T12" style:family="text">
      <style:text-properties fo:color="#000000" loext:opacity="100%" fo:font-weight="normal" officeooo:rsid="037554c0" style:font-weight-asian="normal" style:font-size-complex="14pt" style:font-weight-complex="normal"/>
    </style:style>
    <style:style style:name="T13" style:family="text">
      <style:text-properties fo:color="#000000" loext:opacity="100%" fo:font-weight="normal" officeooo:rsid="037770c9" style:font-weight-asian="normal" style:font-size-complex="14pt" style:font-weight-complex="normal"/>
    </style:style>
    <style:style style:name="T14" style:family="text">
      <style:text-properties fo:color="#000000" loext:opacity="100%" fo:font-weight="normal" officeooo:rsid="0377fe3f" style:font-weight-asian="normal" style:font-size-complex="14pt" style:font-weight-complex="normal"/>
    </style:style>
    <style:style style:name="T15" style:family="text">
      <style:text-properties fo:color="#000000" loext:opacity="100%" fo:font-style="italic" fo:font-weight="normal" officeooo:rsid="02fd5165" style:font-style-asian="italic" style:font-weight-asian="normal" style:font-size-complex="14pt" style:font-style-complex="italic" style:font-weight-complex="normal"/>
    </style:style>
    <style:style style:name="T16" style:family="text">
      <style:text-properties fo:text-transform="uppercase" fo:color="#000000" loext:opacity="100%" style:font-size-complex="14pt" style:font-weight-complex="bold"/>
    </style:style>
    <style:style style:name="T17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loext:opacity="100%" style:font-name="Times New Roman1" fo:font-size="14pt" fo:font-weight="bold" officeooo:rsid="02f77961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19" style:family="text">
      <style:text-properties fo:font-weight="bold" officeooo:rsid="03025828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fe8790" style:language-asian="ru" style:country-asian="RU" style:font-weight-asian="normal" style:language-complex="ar" style:country-complex="SA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language-asian="ru" style:country-asian="RU" style:language-complex="ar" style:country-complex="SA"/>
    </style:style>
    <style:style style:name="T24" style:family="text">
      <style:text-properties style:language-asian="ru" style:country-asian="RU" style:language-complex="ar" style:country-complex="SA" style:font-weight-complex="bold"/>
    </style:style>
    <style:style style:name="T25" style:family="text">
      <style:text-properties officeooo:rsid="02fe8790" style:language-asian="ru" style:country-asian="RU" style:language-complex="ar" style:country-complex="SA"/>
    </style:style>
    <style:style style:name="T26" style:family="text">
      <style:text-properties officeooo:rsid="02ffebe5" style:language-asian="ru" style:country-asian="RU" style:language-complex="ar" style:country-complex="SA"/>
    </style:style>
    <style:style style:name="T27" style:family="text">
      <style:text-properties officeooo:rsid="02f622ae"/>
    </style:style>
    <style:style style:name="T28" style:family="text">
      <style:text-properties officeooo:rsid="0302e886"/>
    </style:style>
    <style:style style:name="T29" style:family="text">
      <style:text-properties fo:font-style="normal" officeooo:rsid="038a2f84" style:font-style-asian="normal" style:font-style-complex="normal"/>
    </style:style>
    <style:style style:name="T30" style:family="text">
      <style:text-properties fo:font-style="normal" officeooo:rsid="038b30fa" style:font-style-asian="normal" style:font-style-complex="normal"/>
    </style:style>
    <style:style style:name="T31" style:family="text">
      <style:text-properties fo:font-style="normal" officeooo:rsid="038b4a35" style:font-style-asian="normal" style:font-style-complex="normal"/>
    </style:style>
    <style:style style:name="T32" style:family="text">
      <style:text-properties fo:font-style="normal" officeooo:rsid="038b4e11" style:font-style-asian="normal" style:font-style-complex="normal"/>
    </style:style>
    <style:style style:name="T33" style:family="text">
      <style:text-properties fo:font-style="normal" officeooo:rsid="039b47b3" style:font-style-asian="normal" style:font-style-complex="normal"/>
    </style:style>
    <style:style style:name="T34" style:family="text">
      <style:text-properties officeooo:rsid="030adde6"/>
    </style:style>
    <style:style style:name="T35" style:family="text">
      <style:text-properties officeooo:rsid="030b0e78"/>
    </style:style>
    <style:style style:name="T36" style:family="text">
      <style:text-properties officeooo:rsid="03121b62"/>
    </style:style>
    <style:style style:name="T37" style:family="text">
      <style:text-properties officeooo:rsid="0315103e"/>
    </style:style>
    <style:style style:name="T38" style:family="text">
      <style:text-properties officeooo:rsid="0315c0a2"/>
    </style:style>
    <style:style style:name="T39" style:family="text">
      <style:text-properties officeooo:rsid="0316a7be"/>
    </style:style>
    <style:style style:name="T40" style:family="text">
      <style:text-properties officeooo:rsid="03182984"/>
    </style:style>
    <style:style style:name="T41" style:family="text">
      <style:text-properties officeooo:rsid="0319e822"/>
    </style:style>
    <style:style style:name="T42" style:family="text">
      <style:text-properties officeooo:rsid="0324325a"/>
    </style:style>
    <style:style style:name="T43" style:family="text">
      <style:text-properties officeooo:rsid="032784e6"/>
    </style:style>
    <style:style style:name="T44" style:family="text">
      <style:text-properties officeooo:rsid="03297712"/>
    </style:style>
    <style:style style:name="T45" style:family="text">
      <style:text-properties officeooo:rsid="032c3a11"/>
    </style:style>
    <style:style style:name="T46" style:family="text">
      <style:text-properties officeooo:rsid="032d05e0"/>
    </style:style>
    <style:style style:name="T47" style:family="text">
      <style:text-properties officeooo:rsid="0330bb46"/>
    </style:style>
    <style:style style:name="T48" style:family="text">
      <style:text-properties officeooo:rsid="033672a1"/>
    </style:style>
    <style:style style:name="T49" style:family="text">
      <style:text-properties officeooo:rsid="033de212"/>
    </style:style>
    <style:style style:name="T50" style:family="text">
      <style:text-properties officeooo:rsid="033f137e"/>
    </style:style>
    <style:style style:name="T51" style:family="text">
      <style:text-properties officeooo:rsid="0340e34f"/>
    </style:style>
    <style:style style:name="T52" style:family="text">
      <style:text-properties officeooo:rsid="03449bc2"/>
    </style:style>
    <style:style style:name="T53" style:family="text">
      <style:text-properties officeooo:rsid="03487a83"/>
    </style:style>
    <style:style style:name="T54" style:family="text">
      <style:text-properties officeooo:rsid="0348ae4e"/>
    </style:style>
    <style:style style:name="T55" style:family="text">
      <style:text-properties officeooo:rsid="034a3501"/>
    </style:style>
    <style:style style:name="T56" style:family="text">
      <style:text-properties officeooo:rsid="034bcf31"/>
    </style:style>
    <style:style style:name="T57" style:family="text">
      <style:text-properties officeooo:rsid="034d1eb7"/>
    </style:style>
    <style:style style:name="T58" style:family="text">
      <style:text-properties officeooo:rsid="03538fcb"/>
    </style:style>
    <style:style style:name="T59" style:family="text">
      <style:text-properties officeooo:rsid="0354de33"/>
    </style:style>
    <style:style style:name="T60" style:family="text">
      <style:text-properties officeooo:rsid="03560be3"/>
    </style:style>
    <style:style style:name="T61" style:family="text">
      <style:text-properties officeooo:rsid="0357be94"/>
    </style:style>
    <style:style style:name="T62" style:family="text">
      <style:text-properties officeooo:rsid="03587aa5"/>
    </style:style>
    <style:style style:name="T63" style:family="text">
      <style:text-properties officeooo:rsid="0359a69f"/>
    </style:style>
    <style:style style:name="T64" style:family="text">
      <style:text-properties officeooo:rsid="0359c9e8"/>
    </style:style>
    <style:style style:name="T65" style:family="text">
      <style:text-properties officeooo:rsid="035b4027"/>
    </style:style>
    <style:style style:name="T66" style:family="text">
      <style:text-properties officeooo:rsid="037f1a52"/>
    </style:style>
    <style:style style:name="T67" style:family="text">
      <style:text-properties officeooo:rsid="037f3848"/>
    </style:style>
    <style:style style:name="T68" style:family="text">
      <style:text-properties officeooo:rsid="03831f34"/>
    </style:style>
    <style:style style:name="T69" style:family="text">
      <style:text-properties officeooo:rsid="03850aed"/>
    </style:style>
    <style:style style:name="T70" style:family="text">
      <style:text-properties officeooo:rsid="03862ebb"/>
    </style:style>
    <style:style style:name="T71" style:family="text">
      <style:text-properties officeooo:rsid="03871510"/>
    </style:style>
    <style:style style:name="T72" style:family="text">
      <style:text-properties officeooo:rsid="038f7174"/>
    </style:style>
    <style:style style:name="T73" style:family="text">
      <style:text-properties officeooo:rsid="0393b40e"/>
    </style:style>
    <style:style style:name="T74" style:family="text">
      <style:text-properties officeooo:rsid="03952370"/>
    </style:style>
    <style:style style:name="T75" style:family="text">
      <style:text-properties officeooo:rsid="03987a1b"/>
    </style:style>
    <style:style style:name="T76" style:family="text">
      <style:text-properties officeooo:rsid="039ed342"/>
    </style:style>
    <style:style style:name="T77" style:family="text">
      <style:text-properties officeooo:rsid="03a348f5"/>
    </style:style>
    <style:style style:name="T78" style:family="text">
      <style:text-properties officeooo:rsid="03a4c1eb"/>
    </style:style>
    <style:style style:name="T79" style:family="text">
      <style:text-properties officeooo:rsid="03a4ef7d"/>
    </style:style>
    <style:style style:name="T80" style:family="text">
      <style:text-properties officeooo:rsid="03b3ad63"/>
    </style:style>
    <style:style style:name="T81" style:family="text">
      <style:text-properties officeooo:rsid="03b539ed"/>
    </style:style>
    <style:style style:name="T82" style:family="text">
      <style:text-properties officeooo:rsid="03b7348e"/>
    </style:style>
    <style:style style:name="T83" style:family="text">
      <style:text-properties officeooo:rsid="03b83d71"/>
    </style:style>
    <style:style style:name="T84" style:family="text">
      <style:text-properties officeooo:rsid="03bc2d76"/>
    </style:style>
    <style:style style:name="T85" style:family="text">
      <style:text-properties officeooo:rsid="03be4240"/>
    </style:style>
    <style:style style:name="T86" style:family="text">
      <style:text-properties officeooo:rsid="03bee44c"/>
    </style:style>
    <style:style style:name="T87" style:family="text">
      <style:text-properties officeooo:rsid="03bfaca9"/>
    </style:style>
    <style:style style:name="T88" style:family="text">
      <style:text-properties officeooo:rsid="03c0c1dc"/>
    </style:style>
    <style:style style:name="T89" style:family="text">
      <style:text-properties officeooo:rsid="03c25698"/>
    </style:style>
    <style:style style:name="T90" style:family="text">
      <style:text-properties officeooo:rsid="03c69a45"/>
    </style:style>
    <style:style style:name="T91" style:family="text">
      <style:text-properties officeooo:rsid="03c9c221"/>
    </style:style>
    <style:style style:name="T92" style:family="text">
      <style:text-properties officeooo:rsid="03cba310"/>
    </style:style>
    <style:style style:name="T93" style:family="text">
      <style:text-properties officeooo:rsid="03cd5c0a"/>
    </style:style>
    <style:style style:name="T94" style:family="text">
      <style:text-properties officeooo:rsid="03cdbb92"/>
    </style:style>
    <style:style style:name="T95" style:family="text">
      <style:text-properties officeooo:rsid="03d20191"/>
    </style:style>
    <style:style style:name="T96" style:family="text">
      <style:text-properties officeooo:rsid="03d492c0"/>
    </style:style>
    <style:style style:name="T97" style:family="text">
      <style:text-properties officeooo:rsid="03d64082"/>
    </style:style>
    <style:style style:name="T98" style:family="text">
      <style:text-properties officeooo:rsid="03d9cdaa"/>
    </style:style>
    <style:style style:name="T99" style:family="text">
      <style:text-properties officeooo:rsid="03da51ae"/>
    </style:style>
    <style:style style:name="T100" style:family="text">
      <style:text-properties officeooo:rsid="03e02a75"/>
    </style:style>
    <style:style style:name="T101" style:family="text">
      <style:text-properties officeooo:rsid="03e1b280"/>
    </style:style>
    <style:style style:name="T102" style:family="text">
      <style:text-properties officeooo:rsid="03e2ba3f"/>
    </style:style>
    <style:style style:name="T103" style:family="text">
      <style:text-properties officeooo:rsid="03e4d267"/>
    </style:style>
    <style:style style:name="T104" style:family="text">
      <style:text-properties officeooo:rsid="03e84079"/>
    </style:style>
    <style:style style:name="T105" style:family="text">
      <style:text-properties officeooo:rsid="03ea35d9"/>
    </style:style>
    <style:style style:name="T106" style:family="text">
      <style:text-properties officeooo:rsid="03f03406"/>
    </style:style>
    <style:style style:name="T107" style:family="text">
      <style:text-properties officeooo:rsid="03f228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/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9">Кафедра МО ЭВМ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Book_20_Title"><text:span text:style-name="T16">отчет</text:span></text:span></text:p>
      <text:p text:style-name="P9">по лабораторной работе №<text:span text:style-name="T27">5</text:span></text:p>
      <text:p text:style-name="P9">по дисциплине «Операционные Системы»</text:p>
      <text:p text:style-name="P10"><text:span text:style-name="Book_20_Title"><text:span text:style-name="T17">Тема: </text:span></text:span><text:span text:style-name="Book_20_Title"><text:span text:style-name="T18">Обработка сигналов</text:span></text:span></text:p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2303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Карнаухов В.В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8">Душутина Е.В.</text:p>
          </table:table-cell>
        </table:table-row>
      </table:table>
      <text:p text:style-name="P4"/>
      <text:p text:style-name="P4"/>
      <text:p text:style-name="P5"/>
      <text:p text:style-name="P4">Санкт-Петербург</text:p>
      <text:p text:style-name="P82"><text:span text:style-name="T24">2024</text:span></text:p>
      <text:p text:style-name="P83"><text:span text:style-name="T23"><text:tab/>Цель работы.</text:span></text:p>
      <text:p text:style-name="P84"><text:span text:style-name="T23"><text:tab/></text:span><text:span text:style-name="T21">Исследовать возможности в обработке сигналов в операционной системе Linux.</text:span></text:p>
      <text:p text:style-name="P84"><text:span text:style-name="T21"/></text:p>
      <text:p text:style-name="P84"><text:span text:style-name="T25"><text:tab/></text:span><text:span text:style-name="T26">Задание.</text:span></text:p>
      <text:p text:style-name="P79"><text:tab/>1. Используя функцию sigaction(), продемонстрируйте возможности управления линейкой сигналов, включая собственные обработчики и маскирование для разных сигналов, а также вариативность, предоставляемую структурами sigaction (act / oldact).</text:p>
      <text:p text:style-name="P79"><text:tab/>2. Реализуйте надежные сигналы, организуйте эксперимент для доказательства отложенной обработки (например, в случае поступления сигнала во время уже выполняющейся обработки другого сигнала). Сгенерируйте ситуацию с несколькими отложенными сигналами.</text:p>
      <text:p text:style-name="P79"><text:tab/>3. Экспериментально продемонстрируйте разницу между надежными и ненадежными сигналами.</text:p>
      <text:p text:style-name="P79"><text:tab/>4. Организуйте «вложенные» надежные сигналы, для этого из обработчика одного сигнала необходимо произвести отправку другого сигнала, а также отправку такого же сигнала.</text:p>
      <text:p text:style-name="P79"><text:tab/>5. Проведите эксперимент, доказывающий возможность организации очереди для различных типов сигналов, обычных и сигналов реального времени; Проверьте возможность организации очереди для «вложенных» сигналов РВ.</text:p>
      <text:p text:style-name="P79"><text:tab/>6. Опытным путем подтвердите наличие приоритетов сигналов реального времени.</text:p>
      <text:p text:style-name="P79"><text:tab/>7. Экспериментально подтвердите, что обработка равно-приоритетных сигналов реального времени происходит в порядке FIFO.</text:p>
      <text:p text:style-name="P80"><text:tab/><text:span text:style-name="T19">Выполнение работы.</text:span></text:p>
      <text:p text:style-name="P85"><text:span text:style-name="T28"><text:tab/>1. </text:span>Используя функцию sigaction(), продемонстрируйте возможности управления линейкой сигналов, включая собственные обработчики и маскирование для разных сигналов, а также вариативность, предоставляемую структурами sigaction (act / oldact).</text:p>
      <text:p text:style-name="P11"/>
      <text:p text:style-name="P11">Более гибкую обработку сигналов можно реализовать через <text:span text:style-name="T35">функцию sigaction()</text:span><text:span text:style-name="T34"> и </text:span><text:span text:style-name="T35">одноименную структуру</text:span><text:span text:style-name="T34">:</text:span></text:p>
      <text:p text:style-name="Source_20_code">struct sigaction {</text:p>
      <text:p text:style-name="Source_20_code"><text:tab/>void <text:s text:c="4"/>(*sa_handler)(int);</text:p>
      <text:p text:style-name="Source_20_code"><text:tab/>void <text:s text:c="4"/>(*sa_sigaction)(int, siginfo_t *, void *);</text:p>
      <text:p text:style-name="Source_20_code"><text:tab/>sigset_t <text:s text:c="2"/>sa_mask;</text:p>
      <text:p text:style-name="Source_20_code"><text:tab/>int <text:s text:c="7"/>sa_flags;</text:p>
      <text:p text:style-name="Source_20_code"><text:tab/>void <text:s text:c="4"/>(*sa_restorer)(void);</text:p>
      <text:p text:style-name="Source_20_code">};</text:p>
      <text:p text:style-name="Based_20_style"/>
      <text:list xml:id="list2879936747" text:style-name="L3">
        <text:list-item>
          <text:p text:style-name="P12">sa_handler — <text:span text:style-name="T36">указатель на функцию-обработчик сигнала.</text:span></text:p>
        </text:list-item>
        <text:list-item>
          <text:p text:style-name="P13">sa_sigaction — по своей сути то же самое, что и sa_handler, <text:span text:style-name="T37">но требует 3 аргумента и, можно сказать, </text:span><text:span text:style-name="T42">является </text:span><text:span text:style-name="T37">более гибк</text:span><text:span text:style-name="T42">ой</text:span><text:span text:style-name="T37"> опци</text:span><text:span text:style-name="T42">ей</text:span><text:span text:style-name="T37"> обработки сигнала.</text:span></text:p>
        </text:list-item>
        <text:list-item>
          <text:p text:style-name="P14">sa_mask — маска-набор сигналов, <text:span text:style-name="T38">блокируемых во время обработки текущего </text:span><text:span text:style-name="T39">сигнала.</text:span></text:p>
        </text:list-item>
        <text:list-item>
          <text:p text:style-name="P15">sa_flags — <text:span text:style-name="T40">набор флагов, которые могут повлиять на поведение процесса при обработке сигнала.</text:span></text:p>
        </text:list-item>
        <text:list-item>
          <text:p text:style-name="P16">sa_restorer — <text:span text:style-name="T41">устаревший элемент структуры, не использующийся в последних версиях.</text:span></text:p>
        </text:list-item>
      </text:list>
      <text:p text:style-name="P17">Функция sigaction() принимает 3 аргумента:</text:p>
      <text:list xml:id="list2706324061" text:style-name="L4">
        <text:list-item>
          <text:p text:style-name="P18">signum — обрабатываемый сигнал</text:p>
        </text:list-item>
        <text:list-item>
          <text:p text:style-name="P18">act — указатель на структуру sigaction с установленными параметрами</text:p>
        </text:list-item>
        <text:list-item>
          <text:p text:style-name="P18">oldact — указатель на старую структуру sigaction, предшествующей act.</text:p>
        </text:list-item>
      </text:list>
      <text:p text:style-name="P19"><text:soft-page-break/><text:tab/><text:span text:style-name="T43">На основе этой информации можно провести некоторые эксперименты. </text:span><text:span text:style-name="T44">Напишем программу, которая устанавливает некоторым сигналам единый обработчик.</text:span></text:p>
      <text:p text:style-name="P19"><text:tab/><text:span text:style-name="T44">setHandler.c:</text:span>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void (*mysig(int sig,void (*handler)(int)))(int){</text:p>
      <text:p text:style-name="Source_20_code"><text:s text:c="4"/>struct sigaction act, oldact; <text:s text:c="10"/></text:p>
      <text:p text:style-name="Source_20_code"><text:s text:c="4"/>act.sa_handler = handler; <text:s text:c="11"/></text:p>
      <text:p text:style-name="Source_20_code"><text:s text:c="4"/>act.sa_flags = 0; <text:s text:c="14"/></text:p>
      <text:p text:style-name="Source_20_code"><text:s text:c="4"/>if(sigaction(sig, &amp;act, &amp;oldact) &lt; 0){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void signalHandler(int sig){</text:p>
      <text:p text:style-name="Source_20_code"><text:s text:c="4"/>printf("Signal with number %d\n", sig);</text:p>
      <text:p text:style-name="Source_20_code">}</text:p>
      <text:p text:style-name="Source_20_code"/>
      <text:p text:style-name="Source_20_code">int main() {</text:p>
      <text:p text:style-name="Source_20_code"><text:s text:c="4"/>int signals[] = {SIGUSR1, SIGUSR2, SIGQUIT, SIGINT, SIGSYS};</text:p>
      <text:p text:style-name="Source_20_code"><text:s text:c="4"/>for(int i = 0; i &lt; sizeof(signals)/sizeof(int); i++){</text:p>
      <text:p text:style-name="Source_20_code"><text:s text:c="4"/><text:tab/>mysig(signals[i], signalHandler);</text:p>
      <text:p text:style-name="Source_20_code"><text:s text:c="4"/>}</text:p>
      <text:p text:style-name="Source_20_code"/>
      <text:p text:style-name="Source_20_code"><text:s text:c="4"/>for(int i = 0; i &lt; sizeof(signals)/sizeof(int); i++){</text:p>
      <text:p text:style-name="Source_20_code"><text:s text:c="4"/><text:tab/>kill(getpid(), signals[i]);</text:p>
      <text:p text:style-name="Source_20_code"><text:tab/>sleep(1);</text:p>
      <text:p text:style-name="Source_20_code"><text:s text:c="4"/>}</text:p>
      <text:p text:style-name="Source_20_code"><text:s text:c="4"/></text:p>
      <text:p text:style-name="Source_20_code"><text:s text:c="4"/>while(1){</text:p>
      <text:p text:style-name="Source_20_code"><text:s text:c="8"/>kill(getpid(), SIGKILL);</text:p>
      <text:p text:style-name="Source_20_code"><text:s text:c="4"/>}</text:p>
      <text:p text:style-name="Source_20_code"><text:s text:c="4"/>return 0;</text:p>
      <text:p text:style-name="Source_20_code">}</text:p>
      <text:p text:style-name="P20">Для нескольких сигналов устанавливается общий обработчик: выводится, что сигнал обработан, а так же номер сигнала. <text:span text:style-name="T45">В конце отправляется </text:span><text:span text:style-name="T46">иной сигнал, который завершит процесс.</text:span></text:p>
      <text:p text:style-name="P21">Вывод:</text:p>
      <text:p text:style-name="Source_20_code">b4ll3r1um@Linex:~/Labs_OS/LR5/1$ ./src</text:p>
      <text:p text:style-name="Source_20_code">Signal with number 10</text:p>
      <text:p text:style-name="Source_20_code">Signal with number 12</text:p>
      <text:p text:style-name="Source_20_code">Signal with number 3</text:p>
      <text:p text:style-name="Source_20_code"><text:soft-page-break/>Signal with number 2</text:p>
      <text:p text:style-name="Source_20_code">Signal with number 31</text:p>
      <text:p text:style-name="Source_20_code">Killed</text:p>
      <text:p text:style-name="Source_20_code">b4ll3r1um@Linex:~/Labs_OS/LR5/1$ </text:p>
      <text:p text:style-name="P22">Как видно, сигналы отправились по очереди, установленой в программе массивом. В конце послан обрабатываемый по-умолчанию сигнал.</text:p>
      <text:p text:style-name="P23">Можно разделить одну группу сигналов на две, <text:span text:style-name="T47">чтобы в каждой сигнал выводил одно сообщение из двух:</text:span></text:p>
      <text:p text:style-name="P24">setHandler2.c: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void (*mysig(int sig,void (*handler)(int)))(int){</text:p>
      <text:p text:style-name="Source_20_code"><text:s text:c="4"/>struct sigaction act, oldact; <text:s text:c="10"/></text:p>
      <text:p text:style-name="Source_20_code"><text:s text:c="4"/>act.sa_handler = handler; <text:s text:c="11"/></text:p>
      <text:p text:style-name="Source_20_code"><text:s text:c="4"/>act.sa_flags = 0; <text:s text:c="14"/></text:p>
      <text:p text:style-name="Source_20_code"><text:s text:c="4"/>if(sigaction(sig, &amp;act, &amp;oldact) &lt; 0){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void firstGroupSignalHandler(int sig){</text:p>
      <text:p text:style-name="Source_20_code"><text:s text:c="4"/>printf("First-group signal: %d", sig);</text:p>
      <text:p text:style-name="Source_20_code">}</text:p>
      <text:p text:style-name="Source_20_code"/>
      <text:p text:style-name="Source_20_code">void secondGroupSignalHandler(int sig){</text:p>
      <text:p text:style-name="Source_20_code"><text:s text:c="4"/>printf("Second-group signal: %d", sig);</text:p>
      <text:p text:style-name="Source_20_code">}</text:p>
      <text:p text:style-name="Source_20_code"/>
      <text:p text:style-name="Source_20_code">int main() {</text:p>
      <text:p text:style-name="Source_20_code"><text:s text:c="4"/>int signals[] = {SIGUSR1, SIGUSR2, SIGQUIT, SIGINT, SIGSYS};</text:p>
      <text:p text:style-name="Source_20_code"><text:s text:c="4"/>for(int i = 0; i &lt; sizeof(signals)/sizeof(int); i++){</text:p>
      <text:p text:style-name="Source_20_code"><text:s text:c="4"/><text:tab/>if(i%2){</text:p>
      <text:p text:style-name="Source_20_code"><text:s text:c="4"/><text:tab/> <text:s text:c="3"/>mysig(signals[i], firstGroupSignalHandler);</text:p>
      <text:p text:style-name="Source_20_code"><text:s text:c="4"/><text:tab/>}</text:p>
      <text:p text:style-name="Source_20_code"><text:s text:c="4"/><text:tab/>else{</text:p>
      <text:p text:style-name="Source_20_code"><text:s text:c="4"/><text:tab/> <text:s text:c="3"/>mysig(signals[i], secondGroupSignalHandler);</text:p>
      <text:p text:style-name="Source_20_code"><text:s text:c="4"/><text:tab/>}</text:p>
      <text:p text:style-name="Source_20_code"><text:s text:c="4"/>}</text:p>
      <text:p text:style-name="Source_20_code"/>
      <text:p text:style-name="Source_20_code"><text:s text:c="4"/>for(int i = 0; i &lt; sizeof(signals)/sizeof(int); i++){</text:p>
      <text:p text:style-name="Source_20_code"><text:s text:c="4"/><text:tab/>kill(getpid(), signals[i]);</text:p>
      <text:p text:style-name="Source_20_code"><text:tab/>sleep(1);</text:p>
      <text:p text:style-name="Source_20_code"><text:s text:c="4"/>}</text:p>
      <text:p text:style-name="Source_20_code"><text:s text:c="4"/></text:p>
      <text:p text:style-name="Source_20_code"><text:s text:c="4"/>kill(getpid(), SIGKILL);</text:p>
      <text:p text:style-name="Source_20_code"><text:s text:c="4"/>return 0;</text:p>
      <text:p text:style-name="Source_20_code"><text:soft-page-break/>}</text:p>
      <text:p text:style-name="P25">Деление на группы определяется четностью позиции сигнала в ма<text:span text:style-name="T48">ссиве.</text:span></text:p>
      <text:p text:style-name="P26">Вывод:</text:p>
      <text:p text:style-name="Source_20_code">b4ll3r1um@Linex:~/Labs_OS/LR5/1$ ./src2</text:p>
      <text:p text:style-name="Source_20_code"><text:tab/>Second-group signal: 10</text:p>
      <text:p text:style-name="Source_20_code">First-group signal: 12</text:p>
      <text:p text:style-name="Source_20_code"><text:tab/>Second-group signal: 3</text:p>
      <text:p text:style-name="Source_20_code">First-group signal: 2</text:p>
      <text:p text:style-name="Source_20_code"><text:tab/>Second-group signal: 31</text:p>
      <text:p text:style-name="Source_20_code">Killed</text:p>
      <text:p text:style-name="Source_20_code">b4ll3r1um@Linex:~/Labs_OS/LR5/1$ </text:p>
      <text:p text:style-name="P27">Теперь выберем <text:span text:style-name="T49">сигнал SIGBUS, </text:span><text:span text:style-name="T50">установим ему собственный обработчик, который засыпает на 5 секунд и поместим в его маску </text:span><text:span text:style-name="T51">все остальные сигналы.</text:span></text:p>
      <text:p text:style-name="P28">maskingSignals.c: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void (*mysig(int sig,void (*handler)(int)))(int){</text:p>
      <text:p text:style-name="Source_20_code"><text:s text:c="4"/>struct sigaction act, oldact; <text:s text:c="10"/></text:p>
      <text:p text:style-name="Source_20_code"><text:s text:c="4"/>act.sa_handler = handler; <text:s text:c="11"/></text:p>
      <text:p text:style-name="Source_20_code"><text:s text:c="4"/>act.sa_flags = 0; <text:s text:c="14"/></text:p>
      <text:p text:style-name="Source_20_code"><text:s text:c="4"/>if(sig == SIGBUS){</text:p>
      <text:p text:style-name="Source_20_code"><text:s text:c="4"/><text:tab/>sigfillset(&amp;act.sa_mask);</text:p>
      <text:p text:style-name="Source_20_code"><text:s text:c="4"/>}</text:p>
      <text:p text:style-name="Source_20_code"><text:s text:c="4"/>if(sigaction(sig, &amp;act, &amp;oldact) &lt; 0){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void signalHandler(int sig){</text:p>
      <text:p text:style-name="Source_20_code"><text:s text:c="4"/>printf("Signal with number %d\n", sig);</text:p>
      <text:p text:style-name="Source_20_code">}</text:p>
      <text:p text:style-name="Source_20_code"/>
      <text:p text:style-name="Source_20_code">void sigbusHandler(int sig){</text:p>
      <text:p text:style-name="Source_20_code"><text:s text:c="4"/>puts("SIGBUS caught: 5 sec pause");</text:p>
      <text:p text:style-name="Source_20_code"><text:s text:c="4"/>sleep(20);</text:p>
      <text:p text:style-name="Source_20_code"><text:s text:c="4"/>puts("SIGBUS procession ended");</text:p>
      <text:p text:style-name="Source_20_code">}</text:p>
      <text:p text:style-name="Source_20_code"/>
      <text:p text:style-name="Source_20_code">int main() {</text:p>
      <text:p text:style-name="Source_20_code"><text:s text:c="4"/>mysig(SIGBUS, sigbusHandler);</text:p>
      <text:p text:style-name="Source_20_code"><text:s text:c="4"/></text:p>
      <text:p text:style-name="Source_20_code"><text:s text:c="4"/>int signals[] = {SIGUSR1, SIGUSR2, SIGQUIT, SIGINT, SIGSYS};</text:p>
      <text:p text:style-name="Source_20_code"><text:s text:c="4"/>for(int i = 0; i &lt; sizeof(signals)/sizeof(int); i++){</text:p>
      <text:p text:style-name="Source_20_code"><text:s text:c="4"/><text:tab/>mysig(signals[i], signalHandler);</text:p>
      <text:p text:style-name="Source_20_code"><text:s text:c="4"/>}</text:p>
      <text:p text:style-name="Source_20_code"><text:s text:c="4"/></text:p>
      <text:p text:style-name="Source_20_code"><text:soft-page-break/><text:s text:c="4"/>kill(getpid(), SIGBUS);</text:p>
      <text:p text:style-name="Source_20_code"><text:s text:c="4"/>kill(getpid(), SIGKILL);</text:p>
      <text:p text:style-name="Source_20_code"><text:s text:c="4"/>return 0;</text:p>
      <text:p text:style-name="Source_20_code">}</text:p>
      <text:p text:style-name="P30">Теперь запустим программу на фоне и отправим сигналы из терминала.</text:p>
      <text:p text:style-name="P29">Вывод:</text:p>
      <text:p text:style-name="Source_20_code">b4ll3r1um@Linex:~/Labs_OS/LR5/1$ ./mask &amp;</text:p>
      <text:p text:style-name="Source_20_code">[<text:span text:style-name="T65">1</text:span>] 15737</text:p>
      <text:p text:style-name="Source_20_code">b4ll3r1um@Linex:~/Labs_OS/LR5/1$ SIGBUS caught: 5 sec pause</text:p>
      <text:p text:style-name="Source_20_code">kill -SIGUSR1 15737</text:p>
      <text:p text:style-name="Source_20_code">b4ll3r1um@Linex:~/Labs_OS/LR5/1$ kill -SIGUSR2 15737</text:p>
      <text:p text:style-name="Source_20_code">b4ll3r1um@Linex:~/Labs_OS/LR5/1$ kill -SIGSYS 15737</text:p>
      <text:p text:style-name="Source_20_code">b4ll3r1um@Linex:~/Labs_OS/LR5/1$ SIGBUS procession ended</text:p>
      <text:p text:style-name="Source_20_code">Signal with number 31</text:p>
      <text:p text:style-name="Source_20_code">Signal with number 10</text:p>
      <text:p text:style-name="Source_20_code">Signal with number 12</text:p>
      <text:p text:style-name="Source_20_code"/>
      <text:p text:style-name="Source_20_code">[<text:span text:style-name="T65">1</text:span>] <text:s text:c="2"/>Killed <text:s text:c="17"/>./mask</text:p>
      <text:p text:style-name="Source_20_code">b4ll3r1um@Linex:~/Labs_OS/LR5/1$ </text:p>
      <text:p text:style-name="P31">Как видно, <text:span text:style-name="T52">во время обработки SIGBUS три последующих сигнала не обработались сразу, а только после завершения первого.</text:span></text:p>
      <text:p text:style-name="P32">И наконец продемонстрируем возможност<text:span text:style-name="T53">ь использования старой обработки сигнала </text:span><text:span text:style-name="T54">oldact, </text:span><text:span text:style-name="T56">а именно восстановим диспозицию сигналов </text:span><text:span text:style-name="T57">после обработки.</text:span></text:p>
      <text:p text:style-name="P33"><text:span text:style-name="T55">o</text:span>ldactSignals.c: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struct sigaction mysig(int sig,void (*handler)(int)){</text:p>
      <text:p text:style-name="Source_20_code"><text:s text:c="4"/>struct sigaction act, oldact; <text:s text:c="10"/></text:p>
      <text:p text:style-name="Source_20_code"><text:s text:c="4"/>act.sa_handler = handler; <text:s text:c="11"/></text:p>
      <text:p text:style-name="Source_20_code"><text:s text:c="4"/>act.sa_flags = 0; <text:s text:c="14"/></text:p>
      <text:p text:style-name="Source_20_code"><text:s text:c="4"/>if(sig == SIGBUS){</text:p>
      <text:p text:style-name="Source_20_code"><text:s text:c="4"/><text:tab/>sigfillset(&amp;act.sa_mask);</text:p>
      <text:p text:style-name="Source_20_code"><text:s text:c="4"/>}</text:p>
      <text:p text:style-name="Source_20_code"><text:s text:c="4"/>if(sigaction(sig, &amp;act, &amp;oldact) &lt; 0){</text:p>
      <text:p text:style-name="Source_20_code"><text:tab/>exit(1);</text:p>
      <text:p text:style-name="Source_20_code"><text:s text:c="4"/>}</text:p>
      <text:p text:style-name="Source_20_code"><text:s text:c="4"/>return oldact;</text:p>
      <text:p text:style-name="Source_20_code">}</text:p>
      <text:p text:style-name="Source_20_code"/>
      <text:p text:style-name="Source_20_code">void signalHandler(int sig){</text:p>
      <text:p text:style-name="Source_20_code"><text:s text:c="4"/>printf("Signal %d\n", sig);</text:p>
      <text:p text:style-name="Source_20_code">}</text:p>
      <text:p text:style-name="Source_20_code"/>
      <text:p text:style-name="Source_20_code"><text:soft-page-break/>int main() { <text:s/></text:p>
      <text:p text:style-name="Source_20_code"><text:s text:c="4"/>int signals[] = {SIGUSR1, SIGUSR2, SIGQUIT, SIGINT, SIGSYS};</text:p>
      <text:p text:style-name="Source_20_code"><text:s text:c="4"/>struct sigaction oldacts[sizeof(signals)/sizeof(int)];</text:p>
      <text:p text:style-name="Source_20_code"><text:s text:c="4"/>for(int i = 0; i &lt; sizeof(signals)/sizeof(int); i++){</text:p>
      <text:p text:style-name="Source_20_code"><text:s text:c="4"/><text:tab/>oldacts[i] = mysig(signals[i], signalHandler);</text:p>
      <text:p text:style-name="Source_20_code"><text:s text:c="4"/>}</text:p>
      <text:p text:style-name="Source_20_code"><text:s text:c="4"/></text:p>
      <text:p text:style-name="Source_20_code"><text:s text:c="4"/>for(int i = 0; i &lt; sizeof(signals)/sizeof(int); i++){</text:p>
      <text:p text:style-name="Source_20_code"><text:s text:c="4"/><text:tab/>kill(getpid(), signals[i]);</text:p>
      <text:p text:style-name="Source_20_code"><text:s text:c="4"/><text:tab/>sigaction(signals[i], &amp;oldacts[i], NULL);</text:p>
      <text:p text:style-name="Source_20_code"><text:s text:c="4"/>}</text:p>
      <text:p text:style-name="Source_20_code"><text:s text:c="4"/></text:p>
      <text:p text:style-name="Source_20_code"><text:s text:c="4"/>while(1);</text:p>
      <text:p text:style-name="Source_20_code"><text:s text:c="4"/>return 0;</text:p>
      <text:p text:style-name="Source_20_code">}</text:p>
      <text:p text:style-name="P34">При установки каждому сигналу собственной инструкции обработки сохраняется его предыдущая инструкция. <text:span text:style-name="T58">Программа </text:span><text:span text:style-name="T59">посылает все сигналы </text:span><text:span text:style-name="T60">в массиве, </text:span><text:span text:style-name="T61">а затем восстанавливается старая диспозиция сигналов. </text:span><text:span text:style-name="T62">В данном случае старой диспозицией является обработка по-умолчанию, значит процесс завершится если послать снова один из тех же сигнало.</text:span></text:p>
      <text:p text:style-name="P35">Вывод:</text:p>
      <text:p text:style-name="Source_20_code">b4ll3r1um@Linex:~/Labs_OS/LR5/1$ ./oldacts &amp;</text:p>
      <text:p text:style-name="Source_20_code">[<text:span text:style-name="T64">1</text:span>] 16822</text:p>
      <text:p text:style-name="Source_20_code">b4ll3r1um@Linex:~/Labs_OS/LR5/1$ Signal 10</text:p>
      <text:p text:style-name="Source_20_code">Signal 12</text:p>
      <text:p text:style-name="Source_20_code">Signal 3</text:p>
      <text:p text:style-name="Source_20_code">Signal 2</text:p>
      <text:p text:style-name="Source_20_code">Signal 31</text:p>
      <text:p text:style-name="Source_20_code">kill -SIGUSR1 16822</text:p>
      <text:p text:style-name="Source_20_code">b4ll3r1um@Linex:~/Labs_OS/LR5/1$ jobs</text:p>
      <text:p text:style-name="Source_20_code">[<text:span text:style-name="T63">1</text:span>] <text:s text:c="2"/>User defined signal 1 <text:s text:c="2"/>./oldacts</text:p>
      <text:p text:style-name="Source_20_code">b4ll3r1um@Linex:~/Labs_OS/LR5/1$ </text:p>
      <text:p text:style-name="P36">Как видно, старая диспозиция вернулась.</text:p>
      <text:p text:style-name="P36"/>
      <text:p text:style-name="P37">2. <text:span text:style-name="T15">Реализуйте надежные сигналы, организуйте эксперимент для доказательства отложенной обработки (например, в случае поступления сигнала во время уже выполняющейся обработки другого сигнала). Сгенерируйте ситуацию с несколькими отложенными сигналами.</text:span></text:p>
      <text:p text:style-name="P38"><text:span text:style-name="T2">С</text:span><text:span text:style-name="T1">реди сигналов существует понятие ненадежного и надежного сигнала. </text:span><text:span text:style-name="T3">Надежные сигналы позволяют </text:span><text:span text:style-name="T4">не прерывать текущую обработку сигнала поступающими, </text:span><text:span text:style-name="T5">а </text:span><text:span text:style-name="T6">обработать их уже потом. </text:span><text:span text:style-name="T7">Ненадежные сигналы работают наоборот: </text:span><text:span text:style-name="T8">при обработке одного сигнала второй сигнал может либо </text:span><text:span text:style-name="T9">полностью </text:span><text:soft-page-break/><text:span text:style-name="T9">прервать работу процесса, либо </text:span><text:span text:style-name="T10">заменить </text:span><text:span text:style-name="T11">обработку собою</text:span><text:span text:style-name="T12">, отложив предыдущий сигнал.</text:span></text:p>
      <text:p text:style-name="P39"><text:span text:style-name="T1">Явление надежного сигнала было продемонстрировано в предыдущем задании, </text:span><text:span text:style-name="T13">но повторим эксперимент </text:span><text:span text:style-name="T14">с упором на них.</text:span></text:p>
      <text:p text:style-name="P40"><text:span text:style-name="T1">reliableSignals.c:</text:span>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void (*mysig(int sig,void (*handler)(int)))(int){</text:p>
      <text:p text:style-name="Source_20_code"><text:s text:c="4"/>struct sigaction act, oldact; <text:s text:c="10"/></text:p>
      <text:p text:style-name="Source_20_code"><text:s text:c="4"/>act.sa_handler = handler; <text:s text:c="11"/></text:p>
      <text:p text:style-name="Source_20_code"><text:s text:c="4"/>act.sa_flags = 0; <text:s text:c="14"/></text:p>
      <text:p text:style-name="Source_20_code"><text:s text:c="4"/>sigfillset(&amp;act.sa_mask);</text:p>
      <text:p text:style-name="Source_20_code"><text:s text:c="4"/>if(sigaction(sig, &amp;act, &amp;oldact) &lt; 0){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void signalHandler(int sig){</text:p>
      <text:p text:style-name="Source_20_code"><text:s text:c="4"/>if(sig == SIGUSR1){</text:p>
      <text:p text:style-name="Source_20_code"><text:s text:c="4"/><text:tab/>printf("SIGUSR1 caught\n");</text:p>
      <text:p text:style-name="Source_20_code"><text:s text:c="4"/><text:tab/>sleep(1);</text:p>
      <text:p text:style-name="Source_20_code"><text:s text:c="4"/>}</text:p>
      <text:p text:style-name="Source_20_code"><text:s text:c="4"/>else if(sig == SIGUSR2){</text:p>
      <text:p text:style-name="Source_20_code"><text:s text:c="4"/><text:tab/>printf("SIGUSR2 caught\n");</text:p>
      <text:p text:style-name="Source_20_code"><text:s text:c="4"/><text:tab/>sleep(1);</text:p>
      <text:p text:style-name="Source_20_code"><text:s text:c="4"/>}</text:p>
      <text:p text:style-name="Source_20_code"><text:s text:c="4"/>else if(sig == SIGQUIT){</text:p>
      <text:p text:style-name="Source_20_code"><text:s text:c="4"/><text:tab/>printf("SIGQUIT caught\n");</text:p>
      <text:p text:style-name="Source_20_code"><text:s text:c="4"/><text:tab/>sleep(1);</text:p>
      <text:p text:style-name="Source_20_code"><text:s text:c="4"/>}</text:p>
      <text:p text:style-name="Source_20_code"><text:s text:c="4"/>else if(sig == SIGINT){</text:p>
      <text:p text:style-name="Source_20_code"><text:s text:c="4"/><text:tab/>printf("SIGINT caught\n");</text:p>
      <text:p text:style-name="Source_20_code"><text:s text:c="4"/><text:tab/>sleep(1);</text:p>
      <text:p text:style-name="Source_20_code"><text:s text:c="4"/>}</text:p>
      <text:p text:style-name="Source_20_code"><text:s text:c="4"/>else if(sig == SIGSYS){</text:p>
      <text:p text:style-name="Source_20_code"><text:s text:c="4"/><text:tab/>printf("Processing SIGSYS for 10 seconds\n");</text:p>
      <text:p text:style-name="Source_20_code"><text:s text:c="4"/><text:tab/>kill(getpid(), SIGINT);</text:p>
      <text:p text:style-name="Source_20_code"><text:s text:c="4"/><text:tab/>kill(getpid(), SIGINT);</text:p>
      <text:p text:style-name="Source_20_code"><text:s text:c="4"/><text:tab/>kill(getpid(), SIGUSR1);</text:p>
      <text:p text:style-name="Source_20_code"><text:s text:c="4"/><text:tab/>kill(getpid(), SIGUSR2);</text:p>
      <text:p text:style-name="Source_20_code"><text:s text:c="4"/><text:tab/>kill(getpid(), SIGUSR1);</text:p>
      <text:p text:style-name="Source_20_code"><text:s text:c="4"/><text:tab/>kill(getpid(), SIGQUIT);</text:p>
      <text:p text:style-name="Source_20_code"><text:s text:c="4"/><text:tab/>kill(getpid(), SIGUSR2);</text:p>
      <text:p text:style-name="Source_20_code"><text:s text:c="4"/><text:tab/>for(int i = 1; i &lt;= 10; i++){</text:p>
      <text:p text:style-name="Source_20_code"><text:s text:c="4"/><text:tab/> <text:s text:c="3"/>printf("%d\n", i);</text:p>
      <text:p text:style-name="Source_20_code"><text:s text:c="4"/><text:tab/> <text:s text:c="3"/>sleep(1);</text:p>
      <text:p text:style-name="Source_20_code"><text:soft-page-break/><text:s text:c="4"/><text:tab/>}</text:p>
      <text:p text:style-name="Source_20_code"><text:s text:c="4"/>}</text:p>
      <text:p text:style-name="Source_20_code"><text:s text:c="4"/>else{</text:p>
      <text:p text:style-name="Source_20_code"><text:s text:c="4"/><text:tab/>puts("Unknown signal");</text:p>
      <text:p text:style-name="Source_20_code"><text:s text:c="4"/>}</text:p>
      <text:p text:style-name="Source_20_code">}</text:p>
      <text:p text:style-name="Source_20_code"/>
      <text:p text:style-name="Source_20_code">int main() { <text:s text:c="2"/></text:p>
      <text:p text:style-name="Source_20_code"><text:s text:c="4"/>int signals[] = {SIGUSR1, SIGUSR2, SIGQUIT, SIGINT, SIGSYS};</text:p>
      <text:p text:style-name="Source_20_code"><text:s text:c="4"/>for(int i = 0; i &lt; sizeof(signals)/sizeof(int); i++){</text:p>
      <text:p text:style-name="Source_20_code"><text:s text:c="4"/><text:tab/>mysig(signals[i], signalHandler);</text:p>
      <text:p text:style-name="Source_20_code"><text:s text:c="4"/>}</text:p>
      <text:p text:style-name="Source_20_code"/>
      <text:p text:style-name="Source_20_code"><text:s text:c="4"/>kill(getpid(), SIGSYS);</text:p>
      <text:p text:style-name="Source_20_code"><text:s text:c="4"/></text:p>
      <text:p text:style-name="Source_20_code"><text:s text:c="4"/>return 0;</text:p>
      <text:p text:style-name="Source_20_code">}</text:p>
      <text:p text:style-name="P41">Сигнал SIGSYS <text:span text:style-name="T66">внутри своей обработки посылает процессу еще несколько повторяющихся сигналов. </text:span><text:span text:style-name="T67">В sigaction() установлена маска, блокирующая все остальные сигналы.</text:span></text:p>
      <text:p text:style-name="P42">Вывод:</text:p>
      <text:p text:style-name="Source_20_code">b4ll3r1um@Linex:~/Labs_OS/LR5/2$ ./reliable</text:p>
      <text:p text:style-name="Source_20_code">Processing SIGSYS for 10 seconds</text:p>
      <text:p text:style-name="Source_20_code">1</text:p>
      <text:p text:style-name="Source_20_code">2</text:p>
      <text:p text:style-name="Source_20_code">3</text:p>
      <text:p text:style-name="Source_20_code">4</text:p>
      <text:p text:style-name="Source_20_code">5</text:p>
      <text:p text:style-name="Source_20_code">6</text:p>
      <text:p text:style-name="Source_20_code">7</text:p>
      <text:p text:style-name="Source_20_code">8</text:p>
      <text:p text:style-name="Source_20_code">9</text:p>
      <text:p text:style-name="Source_20_code">10</text:p>
      <text:p text:style-name="Source_20_code">SIGINT caught</text:p>
      <text:p text:style-name="Source_20_code">SIGQUIT caught</text:p>
      <text:p text:style-name="Source_20_code">SIGUSR1 caught</text:p>
      <text:p text:style-name="Source_20_code">SIGUSR2 caught</text:p>
      <text:p text:style-name="Source_20_code">b4ll3r1um@Linex:~/Labs_OS/LR5/2$ </text:p>
      <text:p text:style-name="P43">Как можно заметить, <text:span text:style-name="T68">при неоднократном посыле одного и того же сигнала он будет обработан единожды. Ну и главное — </text:span><text:span text:style-name="T69">SIGSYS обработался </text:span><text:span text:style-name="T70">полностью, а затем обработались остальные.</text:span></text:p>
      <text:p text:style-name="P43"/>
      <text:p text:style-name="P86"><text:span text:style-name="T71"><text:tab/>3. </text:span>Экспериментально продемонстрируйте разницу между надежными и ненадежными сигналами.</text:p>
      <text:p text:style-name="P86"><text:tab/><text:span text:style-name="T29">Как пример надежных сигнало</text:span><text:span text:style-name="T30">в </text:span><text:span text:style-name="T31">возьмем предыдущий код.</text:span></text:p>
      <text:p text:style-name="P86"><text:span text:style-name="T31"><text:tab/></text:span><text:span text:style-name="T32">В качестве примера ненадежных сигналов напишем другую программу:</text:span></text:p>
      <text:p text:style-name="P86"><text:soft-page-break/><text:span text:style-name="T32"><text:tab/>unreliableSignals.c:</text:span>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void h(int sig){</text:p>
      <text:p text:style-name="Source_20_code"><text:s text:c="4"/>for(int i = 1; i &lt;= 10; i++){</text:p>
      <text:p text:style-name="Source_20_code"><text:s text:c="4"/><text:tab/>if(sig == SIGUSR1){</text:p>
      <text:p text:style-name="Source_20_code"><text:s text:c="4"/><text:tab/> <text:s text:c="3"/>printf("SIGUSR1: %d\n", i);</text:p>
      <text:p text:style-name="Source_20_code"><text:s text:c="4"/><text:tab/> <text:s text:c="3"/>if(i == 3){</text:p>
      <text:p text:style-name="Source_20_code"><text:s text:c="4"/><text:tab/> <text:s text:c="3"/><text:tab/>kill(getpid(), SIGINT);</text:p>
      <text:p text:style-name="Source_20_code"><text:s text:c="4"/><text:tab/> <text:s text:c="3"/>}</text:p>
      <text:p text:style-name="Source_20_code"><text:s text:c="4"/><text:tab/> <text:s text:c="3"/>if(i == 7){</text:p>
      <text:p text:style-name="Source_20_code"><text:s text:c="4"/><text:tab/> <text:s text:c="3"/><text:tab/>puts("SIGQUIT sent");</text:p>
      <text:p text:style-name="Source_20_code"><text:s text:c="4"/><text:tab/> <text:s text:c="7"/>kill(getpid(), SIGQUIT);</text:p>
      <text:p text:style-name="Source_20_code"><text:s text:c="4"/><text:tab/> <text:s text:c="3"/>}</text:p>
      <text:p text:style-name="Source_20_code"><text:s text:c="4"/><text:tab/>}</text:p>
      <text:p text:style-name="Source_20_code"><text:s text:c="4"/><text:tab/>else if(sig == SIGINT){</text:p>
      <text:p text:style-name="Source_20_code"><text:s text:c="4"/><text:tab/> <text:s text:c="3"/>printf("\tSIGINT: %d\n", i);</text:p>
      <text:p text:style-name="Source_20_code"><text:s text:c="4"/><text:tab/>}</text:p>
      <text:p text:style-name="Source_20_code"><text:s text:c="4"/><text:tab/>sleep(1);</text:p>
      <text:p text:style-name="Source_20_code"><text:s text:c="4"/>}</text:p>
      <text:p text:style-name="Source_20_code">}</text:p>
      <text:p text:style-name="Source_20_code"/>
      <text:p text:style-name="Source_20_code">int main(){</text:p>
      <text:p text:style-name="Source_20_code"><text:s text:c="4"/>signal(SIGUSR1, h);</text:p>
      <text:p text:style-name="Source_20_code"><text:s text:c="4"/>signal(SIGINT, h);</text:p>
      <text:p text:style-name="Source_20_code"><text:s text:c="4"/>signal(SIGQUIT, SIG_DFL);</text:p>
      <text:p text:style-name="Source_20_code"><text:s text:c="4"/>kill(getpid(), SIGUSR1);</text:p>
      <text:p text:style-name="Source_20_code"><text:s text:c="4"/>sleep(5);</text:p>
      <text:p text:style-name="Source_20_code">}</text:p>
      <text:p text:style-name="P44">На 3 итерации SIGUSR1 посылается сигнал SIGINT, который считает до 10. На 7 итерации SIGUSR1 посылается SIGQUIT <text:span text:style-name="T72">с обработкой по-умолчанию.</text:span></text:p>
      <text:p text:style-name="P45">Вывод:</text:p>
      <text:p text:style-name="Source_20_code">b4ll3r1um@Linex:~/Labs_OS/LR5/3$ ./unreliable</text:p>
      <text:p text:style-name="Source_20_code">SIGUSR1: 1</text:p>
      <text:p text:style-name="Source_20_code">SIGUSR1: 2</text:p>
      <text:p text:style-name="Source_20_code">SIGUSR1: 3</text:p>
      <text:p text:style-name="Source_20_code"><text:tab/>SIGINT: 1</text:p>
      <text:p text:style-name="Source_20_code"><text:tab/>SIGINT: 2</text:p>
      <text:p text:style-name="Source_20_code"><text:tab/>SIGINT: 3</text:p>
      <text:p text:style-name="Source_20_code"><text:tab/>SIGINT: 4</text:p>
      <text:p text:style-name="Source_20_code"><text:tab/>SIGINT: 5</text:p>
      <text:p text:style-name="Source_20_code"><text:tab/>SIGINT: 6</text:p>
      <text:p text:style-name="Source_20_code"><text:tab/>SIGINT: 7</text:p>
      <text:p text:style-name="Source_20_code"><text:tab/>SIGINT: 8</text:p>
      <text:p text:style-name="Source_20_code"><text:tab/>SIGINT: 9</text:p>
      <text:p text:style-name="Source_20_code"><text:tab/>SIGINT: 10</text:p>
      <text:p text:style-name="Source_20_code">SIGUSR1: 4</text:p>
      <text:p text:style-name="Source_20_code">SIGUSR1: 5</text:p>
      <text:p text:style-name="Source_20_code"><text:soft-page-break/>SIGUSR1: 6</text:p>
      <text:p text:style-name="Source_20_code">SIGUSR1: 7</text:p>
      <text:p text:style-name="Source_20_code">SIGQUIT sent</text:p>
      <text:p text:style-name="Source_20_code">Quit (core dumped)</text:p>
      <text:p text:style-name="Source_20_code">b4ll3r1um@Linex:~/Labs_OS/LR5/3$ </text:p>
      <text:p text:style-name="P46">SIGUSR1 прервался, обработка SIGINT завершилась, а при посыле SIGQUIT процесс завершился.</text:p>
      <text:p text:style-name="P47">При надежных сигналах была бы сформирована очередь из отложе<text:span text:style-name="T73">нных сигналов, при ненадежных одна обработка </text:span><text:span text:style-name="T74">встает впереди другой.</text:span></text:p>
      <text:p text:style-name="P47"/>
      <text:p text:style-name="P87"><text:span text:style-name="T75"><text:tab/>4. </text:span>Организуйте «вложенные» надежные сигналы, для этого из обработчика одного сигнала необходимо произвести отправку другого сигнала, а также отправку такого же сигнала.</text:p>
      <text:p text:style-name="P87"><text:tab/><text:span text:style-name="T33">subSignals.c:</text:span>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void (*mysig(int sig,void (*handler)(int)))(int){</text:p>
      <text:p text:style-name="Source_20_code"><text:s text:c="4"/>struct sigaction act, oldact; <text:s text:c="10"/></text:p>
      <text:p text:style-name="Source_20_code"><text:s text:c="4"/>act.sa_handler = handler; <text:s text:c="11"/></text:p>
      <text:p text:style-name="Source_20_code"><text:s text:c="4"/>act.sa_flags = 0; <text:s text:c="14"/></text:p>
      <text:p text:style-name="Source_20_code"><text:s text:c="4"/>sigfillset(&amp;act.sa_mask);</text:p>
      <text:p text:style-name="Source_20_code"><text:s text:c="4"/>if(sigaction(sig, &amp;act, &amp;oldact) &lt; 0){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void sigusr1Handler(int sig){</text:p>
      <text:p text:style-name="Source_20_code"><text:s text:c="4"/>puts("SIGUSR1 caught"); <text:s text:c="3"/></text:p>
      <text:p text:style-name="Source_20_code"><text:s text:c="4"/>kill(getpid(), SIGINT);</text:p>
      <text:p text:style-name="Source_20_code"><text:s text:c="4"/>kill(getpid(), SIGQUIT);</text:p>
      <text:p text:style-name="Source_20_code"><text:s text:c="4"/>for(int i = 1; i &lt;= 10; i++){</text:p>
      <text:p text:style-name="Source_20_code"><text:s text:c="4"/><text:tab/>printf("SIGUSR1: %d\n", i);</text:p>
      <text:p text:style-name="Source_20_code"><text:s text:c="4"/><text:tab/>sleep(1);</text:p>
      <text:p text:style-name="Source_20_code"><text:s text:c="4"/>}</text:p>
      <text:p text:style-name="Source_20_code">}</text:p>
      <text:p text:style-name="Source_20_code"/>
      <text:p text:style-name="Source_20_code">void sigintHandler(int sig){</text:p>
      <text:p text:style-name="Source_20_code"><text:s text:c="4"/>puts("\tSIGINT caught");</text:p>
      <text:p text:style-name="Source_20_code"><text:s text:c="4"/>kill(getpid(), SIGQUIT);</text:p>
      <text:p text:style-name="Source_20_code"><text:s text:c="4"/>for(int i = 1; i &lt;= 10; i++){</text:p>
      <text:p text:style-name="Source_20_code"><text:s text:c="4"/><text:tab/>printf("\tSIGINT: %d\n", i);</text:p>
      <text:p text:style-name="Source_20_code"><text:s text:c="4"/><text:tab/>sleep(1);</text:p>
      <text:p text:style-name="Source_20_code"><text:soft-page-break/><text:s text:c="4"/>}</text:p>
      <text:p text:style-name="Source_20_code">}</text:p>
      <text:p text:style-name="Source_20_code"/>
      <text:p text:style-name="Source_20_code">void sigquitHandler(int sig){</text:p>
      <text:p text:style-name="Source_20_code"><text:s text:c="4"/>puts("\t\tSIGQUIT caught");</text:p>
      <text:p text:style-name="Source_20_code"><text:s text:c="4"/>for(int i = 1; i &lt;= 10; i++){</text:p>
      <text:p text:style-name="Source_20_code"><text:s text:c="4"/><text:tab/>printf("\t\tSIGQUIT: %d\n", i);</text:p>
      <text:p text:style-name="Source_20_code"><text:s text:c="4"/><text:tab/>sleep(1);</text:p>
      <text:p text:style-name="Source_20_code"><text:s text:c="4"/>}</text:p>
      <text:p text:style-name="Source_20_code">}</text:p>
      <text:p text:style-name="Source_20_code"/>
      <text:p text:style-name="Source_20_code">int main() { <text:s text:c="2"/></text:p>
      <text:p text:style-name="Source_20_code"><text:s text:c="4"/>mysig(SIGUSR1, sigusr1Handler);</text:p>
      <text:p text:style-name="Source_20_code"><text:s text:c="4"/>mysig(SIGINT, sigintHandler);</text:p>
      <text:p text:style-name="Source_20_code"><text:s text:c="4"/>mysig(SIGQUIT, sigquitHandler);</text:p>
      <text:p text:style-name="Source_20_code"/>
      <text:p text:style-name="Source_20_code"><text:s text:c="4"/>kill(getpid(), SIGUSR1);</text:p>
      <text:p text:style-name="Source_20_code"><text:s text:c="4"/></text:p>
      <text:p text:style-name="Source_20_code"><text:s text:c="4"/>return 0;</text:p>
      <text:p text:style-name="Source_20_code">}</text:p>
      <text:p text:style-name="P48">При обработке SIGUSR1 посылаются SIGINT и SIGQUIT. При обработке SIGINT посылается SIGQUIT. <text:span text:style-name="T76">При SIGQUIT ничего не посылается.</text:span></text:p>
      <text:p text:style-name="P49">Вывод:</text:p>
      <text:p text:style-name="Source_20_code">b4ll3r1um@Linex:~/Labs_OS/LR5/4$ ./sub</text:p>
      <text:p text:style-name="Source_20_code">SIGUSR1 caught</text:p>
      <text:p text:style-name="Source_20_code">SIGUSR1: 1</text:p>
      <text:p text:style-name="Source_20_code">SIGUSR1: 2</text:p>
      <text:p text:style-name="Source_20_code">SIGUSR1: 3</text:p>
      <text:p text:style-name="Source_20_code">SIGUSR1: 4</text:p>
      <text:p text:style-name="Source_20_code">SIGUSR1: 5</text:p>
      <text:p text:style-name="Source_20_code">SIGUSR1: 6</text:p>
      <text:p text:style-name="Source_20_code">SIGUSR1: 7</text:p>
      <text:p text:style-name="Source_20_code">SIGUSR1: 8</text:p>
      <text:p text:style-name="Source_20_code">SIGUSR1: 9</text:p>
      <text:p text:style-name="Source_20_code">SIGUSR1: 10</text:p>
      <text:p text:style-name="Source_20_code"><text:tab/>SIGINT caught</text:p>
      <text:p text:style-name="Source_20_code"><text:tab/>SIGINT: 1</text:p>
      <text:p text:style-name="Source_20_code"><text:tab/>SIGINT: 2</text:p>
      <text:p text:style-name="Source_20_code"><text:tab/>SIGINT: 3</text:p>
      <text:p text:style-name="Source_20_code"><text:tab/>SIGINT: 4</text:p>
      <text:p text:style-name="Source_20_code"><text:tab/>SIGINT: 5</text:p>
      <text:p text:style-name="Source_20_code"><text:tab/>SIGINT: 6</text:p>
      <text:p text:style-name="Source_20_code"><text:tab/>SIGINT: 7</text:p>
      <text:p text:style-name="Source_20_code"><text:tab/>SIGINT: 8</text:p>
      <text:p text:style-name="Source_20_code"><text:tab/>SIGINT: 9</text:p>
      <text:p text:style-name="Source_20_code"><text:tab/>SIGINT: 10</text:p>
      <text:p text:style-name="Source_20_code"><text:tab/><text:tab/>SIGQUIT caught</text:p>
      <text:p text:style-name="Source_20_code"><text:tab/><text:tab/>SIGQUIT: 1</text:p>
      <text:p text:style-name="Source_20_code"><text:tab/><text:tab/>SIGQUIT: 2</text:p>
      <text:p text:style-name="Source_20_code"><text:tab/><text:tab/>SIGQUIT: 3</text:p>
      <text:p text:style-name="Source_20_code"><text:tab/><text:tab/>SIGQUIT: 4</text:p>
      <text:p text:style-name="Source_20_code"><text:tab/><text:tab/>SIGQUIT: 5</text:p>
      <text:p text:style-name="Source_20_code"><text:tab/><text:tab/>SIGQUIT: 6</text:p>
      <text:p text:style-name="Source_20_code"><text:tab/><text:tab/>SIGQUIT: 7</text:p>
      <text:p text:style-name="Source_20_code"><text:tab/><text:tab/>SIGQUIT: 8</text:p>
      <text:p text:style-name="Source_20_code"><text:soft-page-break/><text:tab/><text:tab/>SIGQUIT: 9</text:p>
      <text:p text:style-name="Source_20_code"><text:tab/><text:tab/>SIGQUIT: 10</text:p>
      <text:p text:style-name="Source_20_code">b4ll3r1um@Linex:~/Labs_OS/LR5/4$ </text:p>
      <text:p text:style-name="P50">По вложенности сигнал SIGQUIT посылается дважды, но обработался лишь раз. <text:span text:style-name="T77">Сигналы обработались так, как и должны обрабатываться надежные: </text:span><text:span text:style-name="T78">по очереди до полной обработк</text:span><text:span text:style-name="T79">и</text:span><text:span text:style-name="T78"> каждого.</text:span></text:p>
      <text:p text:style-name="P51">Попробуем послать в SIGUSR1 тот же сигнал.</text:p>
      <text:p text:style-name="P51">sameSubSignal.c:</text:p>
      <text:p text:style-name="Source_20_code">#include &lt;stdio.h&gt;</text:p>
      <text:p text:style-name="Source_20_code">#include &lt;signal.h&gt;</text:p>
      <text:p text:style-name="Source_20_code">#include &lt;sys/types.h&gt;</text:p>
      <text:p text:style-name="Source_20_code">#include &lt;sys/stat.h&gt;</text:p>
      <text:p text:style-name="Source_20_code">#include &lt;unistd.h&gt;</text:p>
      <text:p text:style-name="Source_20_code">#include &lt;stdlib.h&gt;</text:p>
      <text:p text:style-name="Source_20_code">#include &lt;fcntl.h&gt;</text:p>
      <text:p text:style-name="Source_20_code"/>
      <text:p text:style-name="Source_20_code">void (*mysig(int sig,void (*handler)(int)))(int){</text:p>
      <text:p text:style-name="Source_20_code"><text:s text:c="4"/>struct sigaction act, oldact; <text:s text:c="10"/></text:p>
      <text:p text:style-name="Source_20_code"><text:s text:c="4"/>act.sa_handler = handler; <text:s text:c="11"/></text:p>
      <text:p text:style-name="Source_20_code"><text:s text:c="4"/>act.sa_flags = 0; <text:s text:c="14"/></text:p>
      <text:p text:style-name="Source_20_code"><text:s text:c="4"/>sigfillset(&amp;act.sa_mask);</text:p>
      <text:p text:style-name="Source_20_code"><text:s text:c="4"/>if(sigaction(sig, &amp;act, &amp;oldact) &lt; 0){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void sigusr1Handler(int sig){</text:p>
      <text:p text:style-name="Source_20_code"><text:s text:c="4"/>puts("SIGUSR1 caught"); <text:s text:c="3"/></text:p>
      <text:p text:style-name="Source_20_code"><text:s text:c="4"/>kill(getpid(), SIGUSR1);</text:p>
      <text:p text:style-name="Source_20_code"><text:s text:c="4"/>for(int i = 1; i &lt;= 10; i++){</text:p>
      <text:p text:style-name="Source_20_code"><text:s text:c="4"/><text:tab/>printf("SIGUSR1: %d\n", i);</text:p>
      <text:p text:style-name="Source_20_code"><text:s text:c="4"/><text:tab/>sleep(1);</text:p>
      <text:p text:style-name="Source_20_code"><text:s text:c="4"/>}</text:p>
      <text:p text:style-name="Source_20_code">}</text:p>
      <text:p text:style-name="Source_20_code"/>
      <text:p text:style-name="Source_20_code">int main() { <text:s text:c="2"/></text:p>
      <text:p text:style-name="Source_20_code"><text:s text:c="4"/>mysig(SIGUSR1, sigusr1Handler);</text:p>
      <text:p text:style-name="Source_20_code"/>
      <text:p text:style-name="Source_20_code"><text:s text:c="4"/>kill(getpid(), SIGUSR1);</text:p>
      <text:p text:style-name="Source_20_code"><text:s text:c="4"/></text:p>
      <text:p text:style-name="Source_20_code"><text:s text:c="4"/>return 0;</text:p>
      <text:p text:style-name="Source_20_code">}</text:p>
      <text:p text:style-name="P52">Вывод:</text:p>
      <text:p text:style-name="Source_20_code">b4ll3r1um@Linex:~/Labs_OS/LR5/4$ ./same</text:p>
      <text:p text:style-name="Source_20_code">SIGUSR1 caught</text:p>
      <text:p text:style-name="Source_20_code">SIGUSR1: 1</text:p>
      <text:p text:style-name="Source_20_code">SIGUSR1: 2</text:p>
      <text:p text:style-name="Source_20_code">SIGUSR1: 3</text:p>
      <text:p text:style-name="Source_20_code">SIGUSR1: 4</text:p>
      <text:p text:style-name="Source_20_code">SIGUSR1: 5</text:p>
      <text:p text:style-name="Source_20_code">SIGUSR1: 6</text:p>
      <text:p text:style-name="Source_20_code"><text:soft-page-break/>SIGUSR1: 7</text:p>
      <text:p text:style-name="Source_20_code">SIGUSR1: 8</text:p>
      <text:p text:style-name="Source_20_code">SIGUSR1: 9</text:p>
      <text:p text:style-name="Source_20_code">SIGUSR1: 10</text:p>
      <text:p text:style-name="Source_20_code">SIGUSR1 caught</text:p>
      <text:p text:style-name="Source_20_code">SIGUSR1: 1</text:p>
      <text:p text:style-name="Source_20_code">SIGUSR1: 2</text:p>
      <text:p text:style-name="Source_20_code">SIGUSR1: 3</text:p>
      <text:p text:style-name="Source_20_code">SIGUSR1: 4</text:p>
      <text:p text:style-name="Source_20_code">SIGUSR1: 5</text:p>
      <text:p text:style-name="Source_20_code">SIGUSR1: 6</text:p>
      <text:p text:style-name="Source_20_code">SIGUSR1: 7</text:p>
      <text:p text:style-name="Source_20_code">SIGUSR1: 8</text:p>
      <text:p text:style-name="Source_20_code">SIGUSR1: 9</text:p>
      <text:p text:style-name="Source_20_code">SIGUSR1: 10</text:p>
      <text:p text:style-name="Source_20_code">SIGUSR1 caught</text:p>
      <text:p text:style-name="Source_20_code">SIGUSR1: 1</text:p>
      <text:p text:style-name="Source_20_code">SIGUSR1: 2</text:p>
      <text:p text:style-name="Source_20_code">SIGUSR1: 3</text:p>
      <text:p text:style-name="Source_20_code">SIGUSR1: 4</text:p>
      <text:p text:style-name="Source_20_code">SIGUSR1: 5</text:p>
      <text:p text:style-name="Source_20_code">SIGUSR1: 6</text:p>
      <text:p text:style-name="Source_20_code">SIGUSR1: 7</text:p>
      <text:p text:style-name="Source_20_code">SIGUSR1: 8</text:p>
      <text:p text:style-name="Source_20_code">SIGUSR1: 9</text:p>
      <text:p text:style-name="Source_20_code">SIGUSR1: 10</text:p>
      <text:p text:style-name="Source_20_code">SIGUSR1 caught</text:p>
      <text:p text:style-name="Source_20_code">SIGUSR1: 1</text:p>
      <text:p text:style-name="Source_20_code">SIGUSR1: 2</text:p>
      <text:p text:style-name="Source_20_code">SIGUSR1: 3</text:p>
      <text:p text:style-name="Source_20_code">SIGUSR1: 4</text:p>
      <text:p text:style-name="Source_20_code">SIGUSR1: 5</text:p>
      <text:p text:style-name="Source_20_code">SIGUSR1: 6</text:p>
      <text:p text:style-name="Source_20_code">SIGUSR1: 7</text:p>
      <text:p text:style-name="Source_20_code">^CSIGUSR1: 8</text:p>
      <text:p text:style-name="Source_20_code">SIGUSR1: 9</text:p>
      <text:p text:style-name="Source_20_code">SIGUSR1: 10</text:p>
      <text:p text:style-name="Source_20_code"/>
      <text:p text:style-name="Source_20_code">b4ll3r1um@Linex:~/Labs_OS/LR5/4$ </text:p>
      <text:p text:style-name="P53">Циклическая обработка никогда не заканчивается, поэтому пришлось завершить процесс через ^C.</text:p>
      <text:p text:style-name="P53"/>
      <text:p text:style-name="P81"><text:span text:style-name="T22"><text:tab/>5. Проведите эксперимент, доказывающий возможность организации очереди для различных типов сигналов, обычных и сигналов реального времени; Проверьте возможность организации очереди для «вложенных» сигналов РВ.</text:span></text:p>
      <text:p text:style-name="P54">Сигналами реального времени называются <text:span text:style-name="T80">сигналы с префиксом SIGRTMIN/SIGRTMAX в префиксе. </text:span><text:span text:style-name="T81">Очередь из подобных сигналов приоритетная для сигналов РВ </text:span><text:span text:style-name="T82">с меньшими номерами.</text:span></text:p>
      <text:p text:style-name="P54"><text:span text:style-name="T83">Для проверки организации очереди сигналов РВ и обычных.</text:span></text:p>
      <text:p text:style-name="P54"><text:soft-page-break/><text:span text:style-name="T83">signalsOrder.c:</text:span></text:p>
      <text:p text:style-name="P69">#include &lt;signal.h&gt;</text:p>
      <text:p text:style-name="P69">#include &lt;pthread.h&gt;</text:p>
      <text:p text:style-name="P69">#include &lt;stdio.h&gt;</text:p>
      <text:p text:style-name="P69">#include &lt;sys/types.h&gt;</text:p>
      <text:p text:style-name="P69">#include &lt;linux/unistd.h&gt;</text:p>
      <text:p text:style-name="P69">#include &lt;sys/syscall.h&gt;</text:p>
      <text:p text:style-name="P69">#include &lt;stdlib.h&gt;</text:p>
      <text:p text:style-name="P69">#include &lt;unistd.h&gt;</text:p>
      <text:p text:style-name="P69"/>
      <text:p text:style-name="P69">pthread_t t1, t2;</text:p>
      <text:p text:style-name="P69">void hnd(int sig) { <text:s text:c="28"/>// Обработка сигнала</text:p>
      <text:p text:style-name="P69"><text:s text:c="4"/>if(sig != SIGUSR1){ <text:s text:c="24"/>// Обработка любого сигнала, отличного от SIGUSR1</text:p>
      <text:p text:style-name="P69"><text:s text:c="8"/>if(sig == SIGRTMIN){</text:p>
      <text:p text:style-name="P69"><text:s text:c="12"/>puts("Signal caught: SIGRTMIN");</text:p>
      <text:p text:style-name="P69"><text:s text:c="8"/>}</text:p>
      <text:p text:style-name="P69"><text:s text:c="8"/>else if(sig == SIGRTMIN+1){</text:p>
      <text:p text:style-name="P69"><text:s text:c="12"/>puts("Signal caught: SIGRTMIN+1");</text:p>
      <text:p text:style-name="P69"><text:s text:c="8"/>}</text:p>
      <text:p text:style-name="P69"><text:s text:c="8"/>else if(sig == SIGRTMIN+2){</text:p>
      <text:p text:style-name="P69"><text:s text:c="12"/>puts("Signal caught: SIGRTMIN+2");</text:p>
      <text:p text:style-name="P69"><text:s text:c="8"/>}</text:p>
      <text:p text:style-name="P69"><text:s text:c="8"/>else if(sig == SIGRTMIN+3){</text:p>
      <text:p text:style-name="P69"><text:s text:c="12"/>puts("Signal caught: SIGRTMIN+3");</text:p>
      <text:p text:style-name="P69"><text:s text:c="8"/>}</text:p>
      <text:p text:style-name="P69"><text:s text:c="8"/>else if(sig == SIGRTMIN+4){</text:p>
      <text:p text:style-name="P69"><text:s text:c="12"/>puts("Signal caught: SIGRTMIN+4");</text:p>
      <text:p text:style-name="P69"><text:s text:c="8"/>}</text:p>
      <text:p text:style-name="P69"><text:s text:c="8"/>else if(sig == SIGRTMIN+5){</text:p>
      <text:p text:style-name="P69"><text:s text:c="12"/>puts("Signal caught: SIGRTMIN+5");</text:p>
      <text:p text:style-name="P69"><text:s text:c="8"/>}</text:p>
      <text:p text:style-name="P69"><text:s text:c="8"/>else if(sig == SIGUSR2){</text:p>
      <text:p text:style-name="P69"><text:s text:c="12"/>puts("Signal caught: SIGUSR2");</text:p>
      <text:p text:style-name="P69"><text:s text:c="8"/>}</text:p>
      <text:p text:style-name="P69"><text:s text:c="8"/>else if(sig == SIGSYS){</text:p>
      <text:p text:style-name="P69"><text:s text:c="12"/>puts("Signal caught: SIGSYS");</text:p>
      <text:p text:style-name="P69"><text:s text:c="8"/>}</text:p>
      <text:p text:style-name="P69"><text:s text:c="8"/>else if(sig == SIGBUS){</text:p>
      <text:p text:style-name="P69"><text:s text:c="12"/>puts("Signal caught: SIGBUS");</text:p>
      <text:p text:style-name="P69"><text:s text:c="8"/>}</text:p>
      <text:p text:style-name="P69"><text:s text:c="8"/>else if(sig == SIGQUIT){</text:p>
      <text:p text:style-name="P69"><text:s text:c="12"/>puts("Signal caught: SIGQUIT");</text:p>
      <text:p text:style-name="P69"><text:s text:c="8"/>}</text:p>
      <text:p text:style-name="P69"><text:s text:c="8"/>else if(sig == SIGINT){</text:p>
      <text:p text:style-name="P69"><text:s text:c="12"/>puts("Signal caught: SIGINT");</text:p>
      <text:p text:style-name="P69"><text:s text:c="8"/>}</text:p>
      <text:p text:style-name="P69"><text:s text:c="8"/>else{</text:p>
      <text:p text:style-name="P69"><text:s text:c="12"/>puts("Unknown signal");</text:p>
      <text:p text:style-name="P69"><text:s text:c="8"/>}</text:p>
      <text:p text:style-name="P69"><text:s text:c="4"/>}</text:p>
      <text:p text:style-name="P69"><text:s text:c="4"/>else{ <text:s text:c="26"/>// Обработка для SIGUSR1</text:p>
      <text:p text:style-name="P69"><text:s text:c="8"/>puts("SIGUSR1 caught");</text:p>
      <text:p text:style-name="P69"><text:s text:c="8"/>kill(getpid(), SIGRTMIN+1); <text:s text:c="4"/>// Посыл различных сигналов</text:p>
      <text:p text:style-name="P69"><text:s text:c="8"/>kill(getpid(), SIGRTMIN+2);</text:p>
      <text:p text:style-name="P69"><text:s text:c="8"/>kill(getpid(), SIGRTMIN+4);</text:p>
      <text:p text:style-name="P69"><text:s text:c="8"/>kill(getpid(), SIGRTMIN);</text:p>
      <text:p text:style-name="P69"><text:soft-page-break/><text:s text:c="8"/>kill(getpid(), SIGINT);</text:p>
      <text:p text:style-name="P69"><text:s text:c="8"/>kill(getpid(), SIGRTMIN+1);</text:p>
      <text:p text:style-name="P69"><text:s text:c="8"/>kill(getpid(), SIGRTMIN+2);</text:p>
      <text:p text:style-name="P69"><text:s text:c="8"/>kill(getpid(), SIGRTMIN+2);</text:p>
      <text:p text:style-name="P69"><text:s text:c="8"/>kill(getpid(), SIGQUIT);</text:p>
      <text:p text:style-name="P69"><text:s text:c="8"/>kill(getpid(), SIGRTMIN+5);</text:p>
      <text:p text:style-name="P69"><text:s text:c="8"/>kill(getpid(), SIGRTMIN+3);</text:p>
      <text:p text:style-name="P69"><text:s text:c="8"/>kill(getpid(), SIGUSR2);</text:p>
      <text:p text:style-name="P69"><text:s text:c="8"/>sleep(3);</text:p>
      <text:p text:style-name="P69"><text:s text:c="8"/>puts("SIGUSR1 processed");</text:p>
      <text:p text:style-name="P69"><text:s text:c="4"/>}</text:p>
      <text:p text:style-name="P69">}</text:p>
      <text:p text:style-name="P69"/>
      <text:p text:style-name="P69">void (*mysig(int sig,void (*hnd)(int)))(int){ <text:s text:c="6"/></text:p>
      <text:p text:style-name="P69"><text:s text:c="4"/>struct sigaction act, oldact; <text:s text:c="10"/>// Структура для изменения действия конкретных сигналов</text:p>
      <text:p text:style-name="P69"><text:s text:c="4"/>act.sa_handler = hnd; <text:s text:c="10"/>// Помещение функции обработки в структуру</text:p>
      <text:p text:style-name="P69"><text:s text:c="4"/>sigfillset(&amp;act.sa_mask); <text:s text:c="5"/>// Применение маски со всеми сигналами для блокировки</text:p>
      <text:p text:style-name="P69"><text:s text:c="4"/>act.sa_flags = 0; <text:s text:c="14"/></text:p>
      <text:p text:style-name="P69"><text:s text:c="4"/>if(sigaction(sig, &amp;act, &amp;oldact) &lt; 0){ <text:s/>// Обновление инструкции обработки сигнала sig</text:p>
      <text:p text:style-name="P69"><text:s text:c="8"/>return SIG_ERR;</text:p>
      <text:p text:style-name="P69"><text:s text:c="4"/>}</text:p>
      <text:p text:style-name="P69"><text:s text:c="4"/>return act.sa_handler;</text:p>
      <text:p text:style-name="P69">}</text:p>
      <text:p text:style-name="P69"/>
      <text:p text:style-name="P69">void setSignalAction(){ <text:s text:c="4"/>// Установка гибкой обработки сигналов</text:p>
      <text:p text:style-name="P69"><text:s text:c="4"/>int signals[] = {SIGRTMIN, SIGRTMIN+1, SIGRTMIN+2, SIGRTMIN+3, SIGRTMIN+4, SIGRTMIN+5, SIGUSR2, SIGSYS, SIGBUS, SIGQUIT, SIGINT};</text:p>
      <text:p text:style-name="P69"><text:s text:c="4"/>for(int i = 0; i &lt; sizeof(signals)/sizeof(int); i++){</text:p>
      <text:p text:style-name="P69"><text:s text:c="8"/>mysig(signals[i], hnd);</text:p>
      <text:p text:style-name="P69"><text:s text:c="4"/>}</text:p>
      <text:p text:style-name="P69">}</text:p>
      <text:p text:style-name="P69"/>
      <text:p text:style-name="P69">int main(){</text:p>
      <text:p text:style-name="P69"><text:s text:c="4"/>char command[64];</text:p>
      <text:p text:style-name="P69"><text:s text:c="4"/>sprintf(command, "taskset -p 0x1 %d", getpid());</text:p>
      <text:p text:style-name="P69"><text:s text:c="4"/>system(command);</text:p>
      <text:p text:style-name="P69"><text:s text:c="4"/>mysig(SIGUSR1, hnd);</text:p>
      <text:p text:style-name="P69"><text:s text:c="4"/>setSignalAction();</text:p>
      <text:p text:style-name="P69"><text:s text:c="4"/>kill(getpid(), SIGUSR1);</text:p>
      <text:p text:style-name="P69">}</text:p>
      <text:p text:style-name="P55"><text:tab/><text:span text:style-name="T84">Обычные сигналы в перемешку с сигналами РВ послались процессу. </text:span><text:span text:style-name="T86">Кажд</text:span><text:span text:style-name="T87">ый сигнал </text:span><text:span text:style-name="T88">не прерывается другим сигналом.</text:span></text:p>
      <text:p text:style-name="P55"><text:tab/><text:span text:style-name="T84">Вывод:</text:span></text:p>
      <text:p text:style-name="P70">b4ll3r1um@Linex:~/Labs_OS/LR5/5$ ./order</text:p>
      <text:p text:style-name="P70">pid 22586's current affinity mask: ff</text:p>
      <text:p text:style-name="P70">pid 22586's new affinity mask: 1</text:p>
      <text:p text:style-name="P70">SIGUSR1 caught</text:p>
      <text:p text:style-name="P70">SIGUSR1 processed</text:p>
      <text:p text:style-name="P70">Signal caught: SIGINT</text:p>
      <text:p text:style-name="P70">Signal caught: SIGQUIT</text:p>
      <text:p text:style-name="P70">Signal caught: SIGUSR2</text:p>
      <text:p text:style-name="P70"><text:soft-page-break/>Signal caught: SIGRTMIN</text:p>
      <text:p text:style-name="P70">Signal caught: SIGRTMIN+1</text:p>
      <text:p text:style-name="P70">Signal caught: SIGRTMIN+1</text:p>
      <text:p text:style-name="P70">Signal caught: SIGRTMIN+2</text:p>
      <text:p text:style-name="P70">Signal caught: SIGRTMIN+2</text:p>
      <text:p text:style-name="P70">Signal caught: SIGRTMIN+2</text:p>
      <text:p text:style-name="P70">Signal caught: SIGRTMIN+3</text:p>
      <text:p text:style-name="P70">Signal caught: SIGRTMIN+4</text:p>
      <text:p text:style-name="P70">Signal caught: SIGRTMIN+5</text:p>
      <text:p text:style-name="P71">b4ll3r1um@Linex:~/Labs_OS/LR5/5$ </text:p>
      <text:p text:style-name="Based_20_style"><text:span text:style-name="T85">Из хаоса образовался порядок. </text:span><text:span text:style-name="T86">Первыми о</text:span><text:span text:style-name="T88">бработались обычные сигналы, </text:span><text:span text:style-name="T93">причем в том порядке, в каком они и послались </text:span><text:span text:style-name="T94">(FIFO)</text:span><text:span text:style-name="T88">. Затем пошли на обработку сигналы РВ, причем они действительно </text:span><text:span text:style-name="T89">обработались от наименьшего к наибольшему.</text:span></text:p>
      <text:p text:style-name="P56">Опробуем вложенность сигналов РВ. <text:span text:style-name="T95">Сначала рассмотрим </text:span><text:span text:style-name="T96">ситуацию когда сигналы не могут друг друга перебить.</text:span></text:p>
      <text:p text:style-name="P56">SubRealTimeSignals.c:</text:p>
      <text:p text:style-name="Source_20_code">#include &lt;signal.h&gt;</text:p>
      <text:p text:style-name="Source_20_code">#include &lt;pthread.h&gt;</text:p>
      <text:p text:style-name="Source_20_code">#include &lt;stdio.h&gt;</text:p>
      <text:p text:style-name="Source_20_code">#include &lt;sys/types.h&gt;</text:p>
      <text:p text:style-name="Source_20_code">#include &lt;linux/unistd.h&gt;</text:p>
      <text:p text:style-name="Source_20_code">#include &lt;sys/syscall.h&gt;</text:p>
      <text:p text:style-name="Source_20_code">#include &lt;stdlib.h&gt;</text:p>
      <text:p text:style-name="Source_20_code">#include &lt;unistd.h&gt;</text:p>
      <text:p text:style-name="Source_20_code"/>
      <text:p text:style-name="Source_20_code">void sigrtminHandler(int sig) { <text:s text:c="28"/>// Обработка сигнала</text:p>
      <text:p text:style-name="Source_20_code"><text:s text:c="4"/>puts("SIGRTMIN caught");</text:p>
      <text:p text:style-name="Source_20_code"><text:s text:c="4"/>kill(getpid(), SIGRTMIN+1);</text:p>
      <text:p text:style-name="Source_20_code"><text:s text:c="4"/>kill(getpid(), SIGRTMIN+2);</text:p>
      <text:p text:style-name="Source_20_code"><text:s text:c="4"/>kill(getpid(), SIGRTMIN+3);</text:p>
      <text:p text:style-name="Source_20_code"><text:s text:c="4"/>kill(getpid(), SIGRTMIN+4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1Handler(int sig) { <text:s text:c="28"/>// Обработка сигнала</text:p>
      <text:p text:style-name="Source_20_code"><text:s text:c="4"/>puts("SIGRTMIN+1 caught");</text:p>
      <text:p text:style-name="Source_20_code"><text:s text:c="4"/>kill(getpid(), SIGRTMIN+2);</text:p>
      <text:p text:style-name="Source_20_code"><text:s text:c="4"/>kill(getpid(), SIGRTMIN+3);</text:p>
      <text:p text:style-name="Source_20_code"><text:s text:c="4"/>kill(getpid(), SIGRTMIN+4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2Handler(int sig) { <text:s text:c="28"/>// Обработка сигнала</text:p>
      <text:p text:style-name="Source_20_code"><text:s text:c="4"/>puts("SIGRTMIN+2 caught");</text:p>
      <text:p text:style-name="Source_20_code"><text:s text:c="4"/>kill(getpid(), SIGRTMIN+3);</text:p>
      <text:p text:style-name="Source_20_code"><text:s text:c="4"/>kill(getpid(), SIGRTMIN+4);</text:p>
      <text:p text:style-name="Source_20_code"><text:s text:c="4"/>kill(getpid(), SIGRTMIN+5);</text:p>
      <text:p text:style-name="Source_20_code"><text:soft-page-break/>}</text:p>
      <text:p text:style-name="Source_20_code"/>
      <text:p text:style-name="Source_20_code">void sigrtmin3Handler(int sig) { <text:s text:c="28"/>// Обработка сигнала</text:p>
      <text:p text:style-name="Source_20_code"><text:s text:c="4"/>puts("SIGRTMIN+3 caught");</text:p>
      <text:p text:style-name="Source_20_code"><text:s text:c="4"/>kill(getpid(), SIGRTMIN+4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4Handler(int sig) { <text:s text:c="28"/>// Обработка сигнала</text:p>
      <text:p text:style-name="Source_20_code"><text:s text:c="4"/>puts("SIGRTMIN+4 caught"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5Handler(int sig) { <text:s text:c="28"/>// Обработка сигнала</text:p>
      <text:p text:style-name="Source_20_code"><text:s text:c="4"/>puts("SIGRTMIN+5 caught");</text:p>
      <text:p text:style-name="Source_20_code">}</text:p>
      <text:p text:style-name="Source_20_code"/>
      <text:p text:style-name="Source_20_code">void (*mysig(int sig,void (*hnd)(int)))(int){ <text:s text:c="6"/></text:p>
      <text:p text:style-name="Source_20_code"><text:s text:c="4"/>struct sigaction act, oldact; <text:s text:c="10"/>// Структура для изменения действия конкретных сигналов</text:p>
      <text:p text:style-name="Source_20_code"><text:s text:c="4"/>act.sa_handler = hnd; <text:s text:c="10"/>// Помещение функции обработки в структуру</text:p>
      <text:p text:style-name="Source_20_code"><text:s text:c="4"/>sigfillset(&amp;act.sa_mask); <text:s text:c="5"/>// Применение маски со всеми сигналами для блокировки</text:p>
      <text:p text:style-name="Source_20_code"><text:s text:c="4"/>act.sa_flags = 0; <text:s text:c="14"/></text:p>
      <text:p text:style-name="Source_20_code"><text:s text:c="4"/>if(sigaction(sig, &amp;act, &amp;oldact) &lt; 0){ <text:s/>// Обновление инструкции обработки сигнала sig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int main(){</text:p>
      <text:p text:style-name="Source_20_code"><text:s text:c="4"/>char command[64];</text:p>
      <text:p text:style-name="Source_20_code"><text:s text:c="4"/>sprintf(command, "taskset -p 0x1 %d", getpid());</text:p>
      <text:p text:style-name="Source_20_code"><text:s text:c="4"/>system(command);</text:p>
      <text:p text:style-name="Source_20_code"><text:s text:c="4"/>mysig(SIGRTMIN, sigrtminHandler);</text:p>
      <text:p text:style-name="Source_20_code"><text:s text:c="4"/>mysig(SIGRTMIN+1, sigrtmin1Handler);</text:p>
      <text:p text:style-name="Source_20_code"><text:s text:c="4"/>mysig(SIGRTMIN+2, sigrtmin2Handler);</text:p>
      <text:p text:style-name="Source_20_code"><text:s text:c="4"/>mysig(SIGRTMIN+3, sigrtmin3Handler);</text:p>
      <text:p text:style-name="Source_20_code"><text:s text:c="4"/>mysig(SIGRTMIN+4, sigrtmin4Handler); <text:s text:c="2"/></text:p>
      <text:p text:style-name="Source_20_code"><text:s text:c="4"/>mysig(SIGRTMIN+5, sigrtmin5Handler);</text:p>
      <text:p text:style-name="Source_20_code"><text:s text:c="4"/>kill(getpid(), SIGRTMIN);</text:p>
      <text:p text:style-name="Source_20_code">}</text:p>
      <text:p text:style-name="P57">Пусть <text:span text:style-name="T90">в первом сигнале </text:span><text:span text:style-name="T91">посылаются</text:span><text:span text:style-name="T90"> остальные 5, во втором дальнейшие 4, в третьем 3 и т.д. </text:span><text:span text:style-name="T92">Условие посыла сигналов через вложенность выполнено.</text:span></text:p>
      <text:p text:style-name="P58">Вывод:</text:p>
      <text:p text:style-name="Source_20_code">b4ll3r1um@Linex:~/Labs_OS/LR5/5$ ./subRT</text:p>
      <text:p text:style-name="Source_20_code">pid 23624's current affinity mask: ff</text:p>
      <text:p text:style-name="Source_20_code">pid 23624's new affinity mask: 1</text:p>
      <text:p text:style-name="Source_20_code">SIGRTMIN caught</text:p>
      <text:p text:style-name="Source_20_code">SIGRTMIN+1 caught</text:p>
      <text:p text:style-name="Source_20_code"><text:soft-page-break/>SIGRTMIN+2 caught</text:p>
      <text:p text:style-name="Source_20_code">SIGRTMIN+2 caught</text:p>
      <text:p text:style-name="Source_20_code">SIGRTMIN+3 caught</text:p>
      <text:p text:style-name="Source_20_code">SIGRTMIN+3 caught</text:p>
      <text:p text:style-name="Source_20_code">SIGRTMIN+3 caught</text:p>
      <text:p text:style-name="Source_20_code">SIGRTMIN+3 caught</text:p>
      <text:p text:style-name="Source_20_code">SIGRTMIN+4 caught</text:p>
      <text:p text:style-name="Source_20_code">SIGRTMIN+4 caught</text:p>
      <text:p text:style-name="Source_20_code">SIGRTMIN+4 caught</text:p>
      <text:p text:style-name="Source_20_code">SIGRTMIN+4 caught</text:p>
      <text:p text:style-name="Source_20_code">SIGRTMIN+4 caught</text:p>
      <text:p text:style-name="Source_20_code">SIGRTMIN+4 caught</text:p>
      <text:p text:style-name="Source_20_code">SIGRTMIN+4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SIGRTMIN+5 caught</text:p>
      <text:p text:style-name="Source_20_code">b4ll3r1um@Linex:~/Labs_OS/LR5/5$ </text:p>
      <text:p text:style-name="P59">Вложенные сигналы обработались в порядке сигналов РВ.</text:p>
      <text:p text:style-name="P60">Теперь рассмотрим ситуацию когда маска блокируемых сигналов пуста.</text:p>
      <text:p text:style-name="P60"><text:span text:style-name="T97">s</text:span>ignalAnarchism.c:</text:p>
      <text:p text:style-name="Source_20_code">#include &lt;signal.h&gt;</text:p>
      <text:p text:style-name="Source_20_code">#include &lt;pthread.h&gt;</text:p>
      <text:p text:style-name="Source_20_code">#include &lt;stdio.h&gt;</text:p>
      <text:p text:style-name="Source_20_code">#include &lt;sys/types.h&gt;</text:p>
      <text:p text:style-name="Source_20_code">#include &lt;linux/unistd.h&gt;</text:p>
      <text:p text:style-name="Source_20_code">#include &lt;sys/syscall.h&gt;</text:p>
      <text:p text:style-name="Source_20_code">#include &lt;stdlib.h&gt;</text:p>
      <text:p text:style-name="Source_20_code">#include &lt;unistd.h&gt;</text:p>
      <text:p text:style-name="Source_20_code"/>
      <text:p text:style-name="Source_20_code">void sigrtminHandler(int sig) { <text:s text:c="28"/>// Обработка сигнала</text:p>
      <text:p text:style-name="Source_20_code"><text:s text:c="4"/>puts("SIGRTMIN caught");</text:p>
      <text:p text:style-name="Source_20_code"><text:s text:c="4"/>kill(getpid(), SIGRTMIN+1);</text:p>
      <text:p text:style-name="Source_20_code"><text:s text:c="4"/>kill(getpid(), SIGRTMIN+2);</text:p>
      <text:p text:style-name="Source_20_code"><text:s text:c="4"/>kill(getpid(), SIGRTMIN+3);</text:p>
      <text:p text:style-name="Source_20_code"><text:s text:c="4"/>kill(getpid(), SIGRTMIN+4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1Handler(int sig) { <text:s text:c="28"/>// Обработка сигнала</text:p>
      <text:p text:style-name="Source_20_code"><text:soft-page-break/><text:s text:c="4"/>puts("SIGRTMIN+1 caught");</text:p>
      <text:p text:style-name="Source_20_code"><text:s text:c="4"/>kill(getpid(), SIGRTMIN+2);</text:p>
      <text:p text:style-name="Source_20_code"><text:s text:c="4"/>kill(getpid(), SIGRTMIN+3);</text:p>
      <text:p text:style-name="Source_20_code"><text:s text:c="4"/>kill(getpid(), SIGRTMIN+4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2Handler(int sig) { <text:s text:c="28"/>// Обработка сигнала</text:p>
      <text:p text:style-name="Source_20_code"><text:s text:c="4"/>puts("SIGRTMIN+2 caught");</text:p>
      <text:p text:style-name="Source_20_code"><text:s text:c="4"/>kill(getpid(), SIGRTMIN+3);</text:p>
      <text:p text:style-name="Source_20_code"><text:s text:c="4"/>kill(getpid(), SIGRTMIN+4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3Handler(int sig) { <text:s text:c="28"/>// Обработка сигнала</text:p>
      <text:p text:style-name="Source_20_code"><text:s text:c="4"/>puts("SIGRTMIN+3 caught");</text:p>
      <text:p text:style-name="Source_20_code"><text:s text:c="4"/>kill(getpid(), SIGRTMIN+4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4Handler(int sig) { <text:s text:c="28"/>// Обработка сигнала</text:p>
      <text:p text:style-name="Source_20_code"><text:s text:c="4"/>puts("SIGRTMIN+4 caught");</text:p>
      <text:p text:style-name="Source_20_code"><text:s text:c="4"/>kill(getpid(), SIGRTMIN+5);</text:p>
      <text:p text:style-name="Source_20_code">}</text:p>
      <text:p text:style-name="Source_20_code"/>
      <text:p text:style-name="Source_20_code">void sigrtmin5Handler(int sig) { <text:s text:c="28"/>// Обработка сигнала</text:p>
      <text:p text:style-name="Source_20_code"><text:s text:c="4"/>puts("SIGRTMIN+5 caught");</text:p>
      <text:p text:style-name="Source_20_code">}</text:p>
      <text:p text:style-name="Source_20_code"/>
      <text:p text:style-name="Source_20_code">void (*mysig(int sig,void (*hnd)(int)))(int){ <text:s text:c="6"/></text:p>
      <text:p text:style-name="Source_20_code"><text:s text:c="4"/>struct sigaction act, oldact; <text:s text:c="10"/>// Структура для изменения действия конкретных сигналов</text:p>
      <text:p text:style-name="Source_20_code"><text:s text:c="4"/>act.sa_handler = hnd; <text:s text:c="10"/>// Помещение функции обработки в структуру</text:p>
      <text:p text:style-name="Source_20_code"><text:s text:c="4"/>//sigfillset(&amp;act.sa_mask); <text:s text:c="5"/>// Применение маски со всеми сигналами для блокировки</text:p>
      <text:p text:style-name="Source_20_code"><text:s text:c="4"/>sigemptyset(&amp;act.sa_mask);</text:p>
      <text:p text:style-name="Source_20_code"><text:s text:c="4"/>act.sa_flags = 0; <text:s text:c="14"/></text:p>
      <text:p text:style-name="Source_20_code"><text:s text:c="4"/>if(sigaction(sig, &amp;act, &amp;oldact) &lt; 0){ <text:s/>// Обновление инструкции обработки сигнала sig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int main(){</text:p>
      <text:p text:style-name="Source_20_code"><text:s text:c="4"/>char command[64];</text:p>
      <text:p text:style-name="Source_20_code"><text:s text:c="4"/>sprintf(command, "taskset -p 0x1 %d", getpid());</text:p>
      <text:p text:style-name="Source_20_code"><text:s text:c="4"/>system(command);</text:p>
      <text:p text:style-name="Source_20_code"><text:s text:c="4"/>mysig(SIGRTMIN, sigrtminHandler);</text:p>
      <text:p text:style-name="Source_20_code"><text:s text:c="4"/>mysig(SIGRTMIN+1, sigrtmin1Handler);</text:p>
      <text:p text:style-name="Source_20_code"><text:s text:c="4"/>mysig(SIGRTMIN+2, sigrtmin2Handler);</text:p>
      <text:p text:style-name="Source_20_code"><text:s text:c="4"/>mysig(SIGRTMIN+3, sigrtmin3Handler);</text:p>
      <text:p text:style-name="Source_20_code"><text:s text:c="4"/>mysig(SIGRTMIN+4, sigrtmin4Handler); <text:s text:c="2"/></text:p>
      <text:p text:style-name="Source_20_code"><text:soft-page-break/><text:s text:c="4"/>mysig(SIGRTMIN+5, sigrtmin5Handler);</text:p>
      <text:p text:style-name="Source_20_code"><text:s text:c="4"/>kill(getpid(), SIGRTMIN);</text:p>
      <text:p text:style-name="Source_20_code">}</text:p>
      <text:p text:style-name="P61">Вывод:</text:p>
      <text:p text:style-name="Source_20_code">b4ll3r1um@Linex:~/Labs_OS/LR5/5$ ./subRT</text:p>
      <text:p text:style-name="Source_20_code">pid 24380's current affinity mask: ff</text:p>
      <text:p text:style-name="Source_20_code">pid 24380's new affinity mask: 1</text:p>
      <text:p text:style-name="Source_20_code">SIGRTMIN caught</text:p>
      <text:p text:style-name="Source_20_code">SIGRTMIN+1 caught</text:p>
      <text:p text:style-name="Source_20_code">SIGRTMIN+2 caught</text:p>
      <text:p text:style-name="Source_20_code">SIGRTMIN+3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3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2 caught</text:p>
      <text:p text:style-name="Source_20_code">SIGRTMIN+3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3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SIGRTMIN+4 caught</text:p>
      <text:p text:style-name="Source_20_code">SIGRTMIN+5 caught</text:p>
      <text:p text:style-name="Source_20_code">SIGRTMIN+5 caught</text:p>
      <text:p text:style-name="Source_20_code">b4ll3r1um@Linex:~/Labs_OS/LR5/5$ </text:p>
      <text:p text:style-name="P62">Сигналы РВ смогли друг друга перебить, <text:span text:style-name="T98">обработав сигналы </text:span><text:span text:style-name="T99">по порядку их посыла.</text:span></text:p>
      <text:p text:style-name="P62"/>
      <text:p text:style-name="P88"><text:tab/>6. Опытным путем подтвердите наличие приоритетов сигналов реального времени.</text:p>
      <text:p text:style-name="P63">Прошлый эксперимент в файле subRealTimeSignals <text:span text:style-name="T100">показал, </text:span><text:span text:style-name="T101">что у сигналов РВ реализовывается приоритет, начиная обработку с меньших сигналов до больших. </text:span><text:span text:style-name="T102">Приведем для удостоверения вывод программы:</text:span></text:p>
      <text:p text:style-name="P72">b4ll3r1um@Linex:~/Labs_OS/LR5/5$ ./subRT</text:p>
      <text:p text:style-name="P72"><text:soft-page-break/>pid 23624's current affinity mask: ff</text:p>
      <text:p text:style-name="P72">pid 23624's new affinity mask: 1</text:p>
      <text:p text:style-name="P72">SIGRTMIN caught</text:p>
      <text:p text:style-name="P72">SIGRTMIN+1 caught</text:p>
      <text:p text:style-name="P72">SIGRTMIN+2 caught</text:p>
      <text:p text:style-name="P72">SIGRTMIN+2 caught</text:p>
      <text:p text:style-name="P72">SIGRTMIN+3 caught</text:p>
      <text:p text:style-name="P72">SIGRTMIN+3 caught</text:p>
      <text:p text:style-name="P72">SIGRTMIN+3 caught</text:p>
      <text:p text:style-name="P72">SIGRTMIN+3 caught</text:p>
      <text:p text:style-name="P72">SIGRTMIN+4 caught</text:p>
      <text:p text:style-name="P72">SIGRTMIN+4 caught</text:p>
      <text:p text:style-name="P72">SIGRTMIN+4 caught</text:p>
      <text:p text:style-name="P72">SIGRTMIN+4 caught</text:p>
      <text:p text:style-name="P72">SIGRTMIN+4 caught</text:p>
      <text:p text:style-name="P72">SIGRTMIN+4 caught</text:p>
      <text:p text:style-name="P72">SIGRTMIN+4 caught</text:p>
      <text:p text:style-name="P72">SIGRTMIN+4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SIGRTMIN+5 caught</text:p>
      <text:p text:style-name="P72">b4ll3r1um@Linex:~/Labs_OS/LR5/5$ </text:p>
      <text:p text:style-name="P87"/>
      <text:p text:style-name="P89"><text:span text:style-name="T103"><text:tab/>7. </text:span>Экспериментально подтвердите, что обработка равно-приоритетных сигналов реального времени происходит в порядке FIFO.</text:p>
      <text:p text:style-name="P64">Для этого <text:span text:style-name="T104">вызовем один сигнал и </text:span><text:span text:style-name="T105">в нем вызовем множество сигналов с одинаковым приоритетом.</text:span></text:p>
      <text:p text:style-name="P65">sameRTSignalsFIFO.c:</text:p>
      <text:p text:style-name="Source_20_code">#include &lt;signal.h&gt;</text:p>
      <text:p text:style-name="Source_20_code">#include &lt;pthread.h&gt;</text:p>
      <text:p text:style-name="Source_20_code">#include &lt;stdio.h&gt;</text:p>
      <text:p text:style-name="Source_20_code">#include &lt;sys/types.h&gt;</text:p>
      <text:p text:style-name="Source_20_code">#include &lt;linux/unistd.h&gt;</text:p>
      <text:p text:style-name="Source_20_code">#include &lt;sys/syscall.h&gt;</text:p>
      <text:p text:style-name="Source_20_code">#include &lt;stdlib.h&gt;</text:p>
      <text:p text:style-name="Source_20_code">#include &lt;unistd.h&gt;</text:p>
      <text:p text:style-name="Source_20_code"/>
      <text:p text:style-name="Source_20_code">void sigrtmaxHandler(int sig, siginfo_t* info, void* p){</text:p>
      <text:p text:style-name="Source_20_code"><text:s text:c="4"/>puts("SIGRTMAX started");</text:p>
      <text:p text:style-name="Source_20_code"><text:soft-page-break/><text:s text:c="4"/>for(int i = 1; i &lt;= 10; i++){</text:p>
      <text:p text:style-name="Source_20_code"><text:s text:c="8"/>union sigval val;</text:p>
      <text:p text:style-name="Source_20_code"><text:s text:c="8"/>val.sival_int = i;</text:p>
      <text:p text:style-name="Source_20_code"><text:s text:c="8"/>sigqueue(getpid(), SIGRTMIN+1, val);</text:p>
      <text:p text:style-name="Source_20_code"><text:s text:c="4"/>}</text:p>
      <text:p text:style-name="Source_20_code"><text:s text:c="4"/>puts("Signals sent, 3 seconds pause");</text:p>
      <text:p text:style-name="Source_20_code"><text:s text:c="4"/>sleep(3);</text:p>
      <text:p text:style-name="Source_20_code">}</text:p>
      <text:p text:style-name="Source_20_code"/>
      <text:p text:style-name="Source_20_code">void sigrtmin1Handler(int sig, siginfo_t* info, void* p){</text:p>
      <text:p text:style-name="Source_20_code"><text:s text:c="4"/>printf("SIGRTMIN+1 №%d\n", info-&gt;si_value.sival_int);</text:p>
      <text:p text:style-name="Source_20_code">}</text:p>
      <text:p text:style-name="Source_20_code"/>
      <text:p text:style-name="Source_20_code">void (*mysig(int sig,void (*hnd)(int, siginfo_t*, void*)))(int){ <text:s text:c="6"/></text:p>
      <text:p text:style-name="Source_20_code"><text:s text:c="4"/>struct sigaction act, oldact; <text:s text:c="10"/>// Структура для изменения действия конкретных сигналов</text:p>
      <text:p text:style-name="Source_20_code"><text:s text:c="4"/>act.sa_sigaction = hnd; <text:s text:c="10"/>// Помещение функции обработки в структуру</text:p>
      <text:p text:style-name="Source_20_code"><text:s text:c="4"/>sigfillset(&amp;act.sa_mask); <text:s text:c="5"/>// Применение маски со всеми сигналами для блокировки</text:p>
      <text:p text:style-name="Source_20_code"><text:s text:c="4"/>act.sa_flags = SA_SIGINFO; <text:s text:c="14"/></text:p>
      <text:p text:style-name="Source_20_code"><text:s text:c="4"/>if(sigaction(sig, &amp;act, &amp;oldact) &lt; 0){ <text:s/>// Обновление инструкции обработки сигнала sig</text:p>
      <text:p text:style-name="Source_20_code"><text:s text:c="8"/>return SIG_ERR;</text:p>
      <text:p text:style-name="Source_20_code"><text:s text:c="4"/>}</text:p>
      <text:p text:style-name="Source_20_code"><text:s text:c="4"/>return act.sa_handler;</text:p>
      <text:p text:style-name="Source_20_code">}</text:p>
      <text:p text:style-name="Source_20_code"/>
      <text:p text:style-name="Source_20_code">int main(){</text:p>
      <text:p text:style-name="Source_20_code"><text:s text:c="4"/>char command[64];</text:p>
      <text:p text:style-name="Source_20_code"><text:s text:c="4"/>sprintf(command, "taskset -p 0x1 %d", getpid());</text:p>
      <text:p text:style-name="Source_20_code"><text:s text:c="4"/>system(command);</text:p>
      <text:p text:style-name="Source_20_code"><text:s text:c="4"/>mysig(SIGRTMAX, sigrtmaxHandler); </text:p>
      <text:p text:style-name="Source_20_code"><text:s text:c="4"/>mysig(SIGRTMIN+1, sigrtmin1Handler);</text:p>
      <text:p text:style-name="Source_20_code"><text:s text:c="4"/>kill(getpid(), SIGRTMAX);</text:p>
      <text:p text:style-name="Source_20_code">}</text:p>
      <text:p text:style-name="P66">При добавлении сигналов в очередь <text:span text:style-name="T106">учитывается их идентификатор того каким по счету сигнал был добавлен. Это реализовывается через структуру union sigval для хранения идентификатора и функцию sigqueue(), добавляющая сигнал в очередь.</text:span></text:p>
      <text:p text:style-name="P67">Вывод:</text:p>
      <text:p text:style-name="Source_20_code">b4ll3r1um@Linex:~/Labs_OS/LR5/7$ ./sameRT</text:p>
      <text:p text:style-name="Source_20_code">pid 27592's current affinity mask: ff</text:p>
      <text:p text:style-name="Source_20_code">pid 27592's new affinity mask: 1</text:p>
      <text:p text:style-name="Source_20_code">SIGRTMAX started</text:p>
      <text:p text:style-name="Source_20_code">Signals sent, 3 seconds pause</text:p>
      <text:p text:style-name="Source_20_code">SIGRTMIN+1 №1</text:p>
      <text:p text:style-name="Source_20_code">SIGRTMIN+1 №2</text:p>
      <text:p text:style-name="Source_20_code">SIGRTMIN+1 №3</text:p>
      <text:p text:style-name="Source_20_code">SIGRTMIN+1 №4</text:p>
      <text:p text:style-name="Source_20_code">SIGRTMIN+1 №5</text:p>
      <text:p text:style-name="Source_20_code">SIGRTMIN+1 №6</text:p>
      <text:p text:style-name="Source_20_code">SIGRTMIN+1 №7</text:p>
      <text:p text:style-name="Source_20_code"><text:soft-page-break/>SIGRTMIN+1 №8</text:p>
      <text:p text:style-name="Source_20_code">SIGRTMIN+1 №9</text:p>
      <text:p text:style-name="Source_20_code">SIGRTMIN+1 №10</text:p>
      <text:p text:style-name="P73">b4ll3r1um@Linex:~/Labs_OS/LR5/7$</text:p>
      <text:p text:style-name="P68">Как видно, все сигналы с одинаковым приоритетом <text:span text:style-name="T107">обработались в порядке их добавления в очередь.</text:span></text:p>
      <text:p text:style-name="P75">СПИСОК ИСПОЛЬЗОВАНЫХ ИСТОЧНИКОВ</text:p>
      <text:p text:style-name="P76"><text:tab/><text:span text:style-name="T20">1) <text:s/>Информация, выводимая командой man для каждой утилиты</text:span></text:p>
      <text:p text:style-name="P77"><text:tab/>2) StackOverflow: <text:a xlink:type="simple" xlink:href="https://stackoverflow.com/" text:style-name="Internet_20_link" text:visited-style-name="Visited_20_Internet_20_Link">https://stackoverflow.com/</text:a></text:p>
      <text:p text:style-name="P77"><text:tab/>3) <text:a xlink:type="simple" xlink:href="https://andreyex.ru/" text:style-name="Internet_20_link" text:visited-style-name="Visited_20_Internet_20_Link">https://andreyex.ru/</text:a> </text:p>
      <text:p text:style-name="P77"><text:tab/>4) Losst - Linux Open Source Software Technologies: <text:a xlink:type="simple" xlink:href="https://losst.pro/" text:style-name="Internet_20_link" text:visited-style-name="Visited_20_Internet_20_Link">https://losst.pro/</text:a> </text:p>
      <text:p text:style-name="P77"><text:tab/>5) OpenNet: <text:a xlink:type="simple" xlink:href="https://www.opennet.ru/" text:style-name="Internet_20_link" text:visited-style-name="Visited_20_Internet_20_Link">https://www.opennet.ru/</text:a> </text:p>
      <text:p text:style-name="P77"><text:tab/>6) linuxFAQ: <text:a xlink:type="simple" xlink:href="https://linux-faq.ru/" text:style-name="Internet_20_link" text:visited-style-name="Visited_20_Internet_20_Link">https://linux-faq.ru/</text:a> </text:p>
      <text:p text:style-name="P77"><text:tab/>7) <text:a xlink:type="simple" xlink:href="http://linux.bolden.ru/" text:style-name="Internet_20_link" text:visited-style-name="Visited_20_Internet_20_Link">http://linux.bolden.ru/</text:a> </text:p>
      <text:p text:style-name="P77"><text:tab/>8) <text:a xlink:type="simple" xlink:href="https://900913.ru/" text:style-name="Internet_20_link" text:visited-style-name="Visited_20_Internet_20_Link">https://900913.ru/</text:a></text:p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Source_20_code" style:display-name="Source code" style:family="paragraph" style:parent-style-name="Standard_20__28_user_29_">
      <style:paragraph-properties fo:margin-left="0cm" fo:margin-right="0cm" fo:line-height="100%" fo:text-align="justify" style:justify-single-word="false" fo:text-indent="0cm" style:auto-text-indent="false" fo:padding="0.049cm" fo:border="0.06pt solid #000000"/>
      <style:text-properties style:font-name="Courier New2" fo:font-family="'Courier New'" style:font-style-name="Обычный" style:font-family-generic="modern" style:font-pitch="fixed" fo:font-size="11pt" fo:font-weight="normal" style:font-weight-asian="normal" style:font-weight-complex="normal"/>
    </style:style>
    <style:style style:name="Based_20_style" style:display-name="Based style" style:family="paragraph" style:parent-style-name="Standard_20__28_user_29_">
      <style:paragraph-properties fo:line-height="150%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1:08:45.916499877</meta:creation-date>
    <meta:generator>LibreOffice/7.3.7.2$Linux_X86_64 LibreOffice_project/30$Build-2</meta:generator>
    <dc:date>2024-05-05T03:44:46.201960039</dc:date>
    <meta:editing-duration>P1DT3H21M53S</meta:editing-duration>
    <meta:editing-cycles>866</meta:editing-cycles>
    <meta:document-statistic meta:table-count="1" meta:image-count="0" meta:object-count="0" meta:page-count="26" meta:paragraph-count="999" meta:word-count="3362" meta:character-count="30486" meta:non-whitespace-character-count="25088"/>
  </office:meta>
</office:document-meta>
</file>